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erence" table:style-name="ta1">
        <table:shapes>
          <draw:frame draw:z-index="0" draw:style-name="gr1" draw:text-style-name="P1" svg:width="453.51pt" svg:height="255.09pt" svg:x="2.83pt" svg:y="1116.45pt">
            <draw:object draw:notify-on-update-of-ranges="difference.A1:difference.A87 difference.B1:difference.B87 difference.A1:difference.A87 difference.C1:difference.C87 difference.A1:difference.A87 difference.D1:difference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78768349915626" calcext:value-type="float">
            <text:p>0.000878768349916</text:p>
          </table:table-cell>
          <table:table-cell office:value-type="float" office:value="0.0086266496641608" calcext:value-type="float">
            <text:p>0.008626649664161</text:p>
          </table:table-cell>
          <table:table-cell office:value-type="float" office:value="-0.0143368579790224" calcext:value-type="float">
            <text:p>-0.014336857979022</text:p>
          </table:table-cell>
          <table:table-cell office:value-type="float" office:value="-0.640449386248998" calcext:value-type="float">
            <text:p>-0.640449386248998</text:p>
          </table:table-cell>
          <table:table-cell office:value-type="float" office:value="0.0188913521756461" calcext:value-type="float">
            <text:p>0.018891352175646</text:p>
          </table:table-cell>
          <table:table-cell office:value-type="float" office:value="-0.443193995361051" calcext:value-type="float">
            <text:p>-0.443193995361051</text:p>
          </table:table-cell>
          <table:table-cell office:value-type="float" office:value="0.962181683438611" calcext:value-type="float">
            <text:p>0.962181683438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79256744344126" calcext:value-type="float">
            <text:p>0.000979256744344</text:p>
          </table:table-cell>
          <table:table-cell office:value-type="float" office:value="0.00371197171464217" calcext:value-type="float">
            <text:p>0.003711971714642</text:p>
          </table:table-cell>
          <table:table-cell office:value-type="float" office:value="-0.00602058929874927" calcext:value-type="float">
            <text:p>-0.006020589298749</text:p>
          </table:table-cell>
          <table:table-cell office:value-type="float" office:value="-0.638818129839019" calcext:value-type="float">
            <text:p>-0.638818129839019</text:p>
          </table:table-cell>
          <table:table-cell office:value-type="float" office:value="0.01292467530329" calcext:value-type="float">
            <text:p>0.01292467530329</text:p>
          </table:table-cell>
          <table:table-cell office:value-type="float" office:value="-0.438798365270336" calcext:value-type="float">
            <text:p>-0.438798365270336</text:p>
          </table:table-cell>
          <table:table-cell office:value-type="float" office:value="0.960969209270471" calcext:value-type="float">
            <text:p>0.960969209270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3853436255086" calcext:value-type="float">
            <text:p>0.001385343625509</text:p>
          </table:table-cell>
          <table:table-cell office:value-type="float" office:value="-0.000705698198718657" calcext:value-type="float">
            <text:p>-0.000705698198719</text:p>
          </table:table-cell>
          <table:table-cell office:value-type="float" office:value="-0.00413750940811652" calcext:value-type="float">
            <text:p>-0.004137509408117</text:p>
          </table:table-cell>
          <table:table-cell office:value-type="float" office:value="-0.637047764678125" calcext:value-type="float">
            <text:p>-0.637047764678125</text:p>
          </table:table-cell>
          <table:table-cell office:value-type="float" office:value="0.00705677422722059" calcext:value-type="float">
            <text:p>0.007056774227221</text:p>
          </table:table-cell>
          <table:table-cell office:value-type="float" office:value="-0.437528934953113" calcext:value-type="float">
            <text:p>-0.437528934953113</text:p>
          </table:table-cell>
          <table:table-cell office:value-type="float" office:value="0.960568569308704" calcext:value-type="float">
            <text:p>0.960568569308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68011676443" calcext:value-type="float">
            <text:p>0.00168011676443</text:p>
          </table:table-cell>
          <table:table-cell office:value-type="float" office:value="-0.00490462928847078" calcext:value-type="float">
            <text:p>-0.004904629288471</text:p>
          </table:table-cell>
          <table:table-cell office:value-type="float" office:value="-0.00414295897574479" calcext:value-type="float">
            <text:p>-0.004142958975745</text:p>
          </table:table-cell>
          <table:table-cell office:value-type="float" office:value="-0.635349864862544" calcext:value-type="float">
            <text:p>-0.635349864862544</text:p>
          </table:table-cell>
          <table:table-cell office:value-type="float" office:value="0.0012100602926235" calcext:value-type="float">
            <text:p>0.001210060292624</text:p>
          </table:table-cell>
          <table:table-cell office:value-type="float" office:value="-0.437184771776893" calcext:value-type="float">
            <text:p>-0.437184771776893</text:p>
          </table:table-cell>
          <table:table-cell office:value-type="float" office:value="0.960386612999432" calcext:value-type="float">
            <text:p>0.960386612999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96690019796941" calcext:value-type="float">
            <text:p>0.001966900197969</text:p>
          </table:table-cell>
          <table:table-cell office:value-type="float" office:value="-0.00881053944288068" calcext:value-type="float">
            <text:p>-0.008810539442881</text:p>
          </table:table-cell>
          <table:table-cell office:value-type="float" office:value="-0.00456996682824995" calcext:value-type="float">
            <text:p>-0.00456996682825</text:p>
          </table:table-cell>
          <table:table-cell office:value-type="float" office:value="-0.633699904057321" calcext:value-type="float">
            <text:p>-0.633699904057321</text:p>
          </table:table-cell>
          <table:table-cell office:value-type="float" office:value="-0.00451156438943495" calcext:value-type="float">
            <text:p>-0.004511564389435</text:p>
          </table:table-cell>
          <table:table-cell office:value-type="float" office:value="-0.437063079235619" calcext:value-type="float">
            <text:p>-0.437063079235619</text:p>
          </table:table-cell>
          <table:table-cell office:value-type="float" office:value="0.96022994745981" calcext:value-type="float">
            <text:p>0.96022994745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24604217601632" calcext:value-type="float">
            <text:p>0.002246042176016</text:p>
          </table:table-cell>
          <table:table-cell office:value-type="float" office:value="-0.0207369710492306" calcext:value-type="float">
            <text:p>-0.020736971049231</text:p>
          </table:table-cell>
          <table:table-cell office:value-type="float" office:value="0.00164596388373617" calcext:value-type="float">
            <text:p>0.001645963883736</text:p>
          </table:table-cell>
          <table:table-cell office:value-type="float" office:value="-0.63185472084651" calcext:value-type="float">
            <text:p>-0.63185472084651</text:p>
          </table:table-cell>
          <table:table-cell office:value-type="float" office:value="-0.0105426520548712" calcext:value-type="float">
            <text:p>-0.010542652054871</text:p>
          </table:table-cell>
          <table:table-cell office:value-type="float" office:value="-0.437316412159249" calcext:value-type="float">
            <text:p>-0.437316412159249</text:p>
          </table:table-cell>
          <table:table-cell office:value-type="float" office:value="0.959955695862483" calcext:value-type="float">
            <text:p>0.9599556958624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58835698521081" calcext:value-type="float">
            <text:p>0.001588356985211</text:p>
          </table:table-cell>
          <table:table-cell office:value-type="float" office:value="-0.0203111103210105" calcext:value-type="float">
            <text:p>-0.020311110321011</text:p>
          </table:table-cell>
          <table:table-cell office:value-type="float" office:value="-0.00313248240646002" calcext:value-type="float">
            <text:p>-0.00313248240646</text:p>
          </table:table-cell>
          <table:table-cell office:value-type="float" office:value="-0.632354959518127" calcext:value-type="float">
            <text:p>-0.632354959518127</text:p>
          </table:table-cell>
          <table:table-cell office:value-type="float" office:value="-0.0109052617455594" calcext:value-type="float">
            <text:p>-0.010905261745559</text:p>
          </table:table-cell>
          <table:table-cell office:value-type="float" office:value="-0.443514936650685" calcext:value-type="float">
            <text:p>-0.443514936650685</text:p>
          </table:table-cell>
          <table:table-cell office:value-type="float" office:value="0.961692807191933" calcext:value-type="float">
            <text:p>0.9616928071919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08854452014928" calcext:value-type="float">
            <text:p>0.001088544520149</text:p>
          </table:table-cell>
          <table:table-cell office:value-type="float" office:value="-0.0202457759879184" calcext:value-type="float">
            <text:p>-0.020245775987918</text:p>
          </table:table-cell>
          <table:table-cell office:value-type="float" office:value="-0.00775909091662286" calcext:value-type="float">
            <text:p>-0.007759090916623</text:p>
          </table:table-cell>
          <table:table-cell office:value-type="float" office:value="-0.632722464012843" calcext:value-type="float">
            <text:p>-0.632722464012843</text:p>
          </table:table-cell>
          <table:table-cell office:value-type="float" office:value="-0.011433592123395" calcext:value-type="float">
            <text:p>-0.011433592123395</text:p>
          </table:table-cell>
          <table:table-cell office:value-type="float" office:value="-0.449602676650143" calcext:value-type="float">
            <text:p>-0.449602676650143</text:p>
          </table:table-cell>
          <table:table-cell office:value-type="float" office:value="0.963344947251277" calcext:value-type="float">
            <text:p>0.963344947251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667143819372662" calcext:value-type="float">
            <text:p>0.000667143819373</text:p>
          </table:table-cell>
          <table:table-cell office:value-type="float" office:value="-0.0201940658444585" calcext:value-type="float">
            <text:p>-0.020194065844459</text:p>
          </table:table-cell>
          <table:table-cell office:value-type="float" office:value="-0.0121582071400975" calcext:value-type="float">
            <text:p>-0.012158207140098</text:p>
          </table:table-cell>
          <table:table-cell office:value-type="float" office:value="-0.633060516738146" calcext:value-type="float">
            <text:p>-0.633060516738146</text:p>
          </table:table-cell>
          <table:table-cell office:value-type="float" office:value="-0.0119401583196326" calcext:value-type="float">
            <text:p>-0.011940158319633</text:p>
          </table:table-cell>
          <table:table-cell office:value-type="float" office:value="-0.455592231440471" calcext:value-type="float">
            <text:p>-0.455592231440471</text:p>
          </table:table-cell>
          <table:table-cell office:value-type="float" office:value="0.964936493992082" calcext:value-type="float">
            <text:p>0.964936493992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36970660586544" calcext:value-type="float">
            <text:p>0.000136970660587</text:p>
          </table:table-cell>
          <table:table-cell office:value-type="float" office:value="-0.020131637547153" calcext:value-type="float">
            <text:p>-0.020131637547153</text:p>
          </table:table-cell>
          <table:table-cell office:value-type="float" office:value="-0.016554247194692" calcext:value-type="float">
            <text:p>-0.016554247194692</text:p>
          </table:table-cell>
          <table:table-cell office:value-type="float" office:value="-0.633459859535419" calcext:value-type="float">
            <text:p>-0.633459859535419</text:p>
          </table:table-cell>
          <table:table-cell office:value-type="float" office:value="-0.0124498791913901" calcext:value-type="float">
            <text:p>-0.01244987919139</text:p>
          </table:table-cell>
          <table:table-cell office:value-type="float" office:value="-0.461589549884057" calcext:value-type="float">
            <text:p>-0.461589549884057</text:p>
          </table:table-cell>
          <table:table-cell office:value-type="float" office:value="0.966498731541979" calcext:value-type="float">
            <text:p>0.966498731541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451204525317633" calcext:value-type="float">
            <text:p>-0.000451204525318</text:p>
          </table:table-cell>
          <table:table-cell office:value-type="float" office:value="-0.0200637200332553" calcext:value-type="float">
            <text:p>-0.020063720033255</text:p>
          </table:table-cell>
          <table:table-cell office:value-type="float" office:value="-0.0208476718166074" calcext:value-type="float">
            <text:p>-0.020847671816607</text:p>
          </table:table-cell>
          <table:table-cell office:value-type="float" office:value="-0.633892893236999" calcext:value-type="float">
            <text:p>-0.633892893236999</text:p>
          </table:table-cell>
          <table:table-cell office:value-type="float" office:value="-0.0129547047171343" calcext:value-type="float">
            <text:p>-0.012954704717134</text:p>
          </table:table-cell>
          <table:table-cell office:value-type="float" office:value="-0.467546894319846" calcext:value-type="float">
            <text:p>-0.467546894319846</text:p>
          </table:table-cell>
          <table:table-cell office:value-type="float" office:value="0.968016026865747" calcext:value-type="float">
            <text:p>0.9680160268657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109437443987256" calcext:value-type="float">
            <text:p>-0.001094374439873</text:p>
          </table:table-cell>
          <table:table-cell office:value-type="float" office:value="-0.0199890743643918" calcext:value-type="float">
            <text:p>-0.019989074364392</text:p>
          </table:table-cell>
          <table:table-cell office:value-type="float" office:value="-0.0250932452197468" calcext:value-type="float">
            <text:p>-0.025093245219747</text:p>
          </table:table-cell>
          <table:table-cell office:value-type="float" office:value="-0.63435866236934" calcext:value-type="float">
            <text:p>-0.63435866236934</text:p>
          </table:table-cell>
          <table:table-cell office:value-type="float" office:value="-0.013455600472919" calcext:value-type="float">
            <text:p>-0.013455600472919</text:p>
          </table:table-cell>
          <table:table-cell office:value-type="float" office:value="-0.473490086973414" calcext:value-type="float">
            <text:p>-0.473490086973414</text:p>
          </table:table-cell>
          <table:table-cell office:value-type="float" office:value="0.969494433165757" calcext:value-type="float">
            <text:p>0.9694944331657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156829616408746" calcext:value-type="float">
            <text:p>-0.001568296164087</text:p>
          </table:table-cell>
          <table:table-cell office:value-type="float" office:value="-0.019914064504039" calcext:value-type="float">
            <text:p>-0.019914064504039</text:p>
          </table:table-cell>
          <table:table-cell office:value-type="float" office:value="-0.0295386675591803" calcext:value-type="float">
            <text:p>-0.02953866755918</text:p>
          </table:table-cell>
          <table:table-cell office:value-type="float" office:value="-0.634749375098903" calcext:value-type="float">
            <text:p>-0.634749375098903</text:p>
          </table:table-cell>
          <table:table-cell office:value-type="float" office:value="-0.0139387694325859" calcext:value-type="float">
            <text:p>-0.013938769432586</text:p>
          </table:table-cell>
          <table:table-cell office:value-type="float" office:value="-0.479537038904047" calcext:value-type="float">
            <text:p>-0.479537038904047</text:p>
          </table:table-cell>
          <table:table-cell office:value-type="float" office:value="0.970953596732725" calcext:value-type="float">
            <text:p>0.9709535967327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0173677955670301" calcext:value-type="float">
            <text:p>-0.001736779556703</text:p>
          </table:table-cell>
          <table:table-cell office:value-type="float" office:value="-0.0198423325961266" calcext:value-type="float">
            <text:p>-0.019842332596127</text:p>
          </table:table-cell>
          <table:table-cell office:value-type="float" office:value="-0.0343267738111083" calcext:value-type="float">
            <text:p>-0.034326773811108</text:p>
          </table:table-cell>
          <table:table-cell office:value-type="float" office:value="-0.634999249054214" calcext:value-type="float">
            <text:p>-0.634999249054214</text:p>
          </table:table-cell>
          <table:table-cell office:value-type="float" office:value="-0.0143975277234445" calcext:value-type="float">
            <text:p>-0.014397527723445</text:p>
          </table:table-cell>
          <table:table-cell office:value-type="float" office:value="-0.485755879804875" calcext:value-type="float">
            <text:p>-0.485755879804875</text:p>
          </table:table-cell>
          <table:table-cell office:value-type="float" office:value="0.972402181830051" calcext:value-type="float">
            <text:p>0.9724021818300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176394729381593" calcext:value-type="float">
            <text:p>-0.001763947293816</text:p>
          </table:table-cell>
          <table:table-cell office:value-type="float" office:value="-0.0197688681463062" calcext:value-type="float">
            <text:p>-0.019768868146306</text:p>
          </table:table-cell>
          <table:table-cell office:value-type="float" office:value="-0.0391788745252287" calcext:value-type="float">
            <text:p>-0.039178874525229</text:p>
          </table:table-cell>
          <table:table-cell office:value-type="float" office:value="-0.635186310807348" calcext:value-type="float">
            <text:p>-0.635186310807348</text:p>
          </table:table-cell>
          <table:table-cell office:value-type="float" office:value="-0.0148397840468959" calcext:value-type="float">
            <text:p>-0.014839784046896</text:p>
          </table:table-cell>
          <table:table-cell office:value-type="float" office:value="-0.492012231986973" calcext:value-type="float">
            <text:p>-0.492012231986973</text:p>
          </table:table-cell>
          <table:table-cell office:value-type="float" office:value="0.97381284804834" calcext:value-type="float">
            <text:p>0.97381284804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177491971173271" calcext:value-type="float">
            <text:p>-0.001774919711733</text:p>
          </table:table-cell>
          <table:table-cell office:value-type="float" office:value="-0.019683732327052" calcext:value-type="float">
            <text:p>-0.019683732327052</text:p>
          </table:table-cell>
          <table:table-cell office:value-type="float" office:value="-0.0440959794422887" calcext:value-type="float">
            <text:p>-0.044095979442289</text:p>
          </table:table-cell>
          <table:table-cell office:value-type="float" office:value="-0.635372375202368" calcext:value-type="float">
            <text:p>-0.635372375202368</text:p>
          </table:table-cell>
          <table:table-cell office:value-type="float" office:value="-0.0152750487601166" calcext:value-type="float">
            <text:p>-0.015275048760117</text:p>
          </table:table-cell>
          <table:table-cell office:value-type="float" office:value="-0.498307284782697" calcext:value-type="float">
            <text:p>-0.498307284782697</text:p>
          </table:table-cell>
          <table:table-cell office:value-type="float" office:value="0.975189631945019" calcext:value-type="float">
            <text:p>0.975189631945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178129557644188" calcext:value-type="float">
            <text:p>-0.001781295576442</text:p>
          </table:table-cell>
          <table:table-cell office:value-type="float" office:value="-0.0195885172304247" calcext:value-type="float">
            <text:p>-0.019588517230425</text:p>
          </table:table-cell>
          <table:table-cell office:value-type="float" office:value="-0.0489340611094326" calcext:value-type="float">
            <text:p>-0.048934061109433</text:p>
          </table:table-cell>
          <table:table-cell office:value-type="float" office:value="-0.635561768550482" calcext:value-type="float">
            <text:p>-0.635561768550482</text:p>
          </table:table-cell>
          <table:table-cell office:value-type="float" office:value="-0.0157001639856161" calcext:value-type="float">
            <text:p>-0.015700163985616</text:p>
          </table:table-cell>
          <table:table-cell office:value-type="float" office:value="-0.504570266880331" calcext:value-type="float">
            <text:p>-0.504570266880331</text:p>
          </table:table-cell>
          <table:table-cell office:value-type="float" office:value="0.976517562066676" calcext:value-type="float">
            <text:p>0.976517562066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180997389336207" calcext:value-type="float">
            <text:p>-0.001809973893362</text:p>
          </table:table-cell>
          <table:table-cell office:value-type="float" office:value="-0.0194778094664742" calcext:value-type="float">
            <text:p>-0.019477809466474</text:p>
          </table:table-cell>
          <table:table-cell office:value-type="float" office:value="-0.0538096704497099" calcext:value-type="float">
            <text:p>-0.05380967044971</text:p>
          </table:table-cell>
          <table:table-cell office:value-type="float" office:value="-0.635768998985422" calcext:value-type="float">
            <text:p>-0.635768998985422</text:p>
          </table:table-cell>
          <table:table-cell office:value-type="float" office:value="-0.0161192326475999" calcext:value-type="float">
            <text:p>-0.0161192326476</text:p>
          </table:table-cell>
          <table:table-cell office:value-type="float" office:value="-0.510857746026865" calcext:value-type="float">
            <text:p>-0.510857746026865</text:p>
          </table:table-cell>
          <table:table-cell office:value-type="float" office:value="0.977809778926292" calcext:value-type="float">
            <text:p>0.977809778926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0183870813044404" calcext:value-type="float">
            <text:p>-0.001838708130444</text:p>
          </table:table-cell>
          <table:table-cell office:value-type="float" office:value="-0.0193485152180233" calcext:value-type="float">
            <text:p>-0.019348515218023</text:p>
          </table:table-cell>
          <table:table-cell office:value-type="float" office:value="-0.0587382923259723" calcext:value-type="float">
            <text:p>-0.058738292325972</text:p>
          </table:table-cell>
          <table:table-cell office:value-type="float" office:value="-0.635983559953389" calcext:value-type="float">
            <text:p>-0.635983559953389</text:p>
          </table:table-cell>
          <table:table-cell office:value-type="float" office:value="-0.0165288208952375" calcext:value-type="float">
            <text:p>-0.016528820895238</text:p>
          </table:table-cell>
          <table:table-cell office:value-type="float" office:value="-0.517176638620551" calcext:value-type="float">
            <text:p>-0.517176638620551</text:p>
          </table:table-cell>
          <table:table-cell office:value-type="float" office:value="0.979066571540682" calcext:value-type="float">
            <text:p>0.979066571540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01876321290459" calcext:value-type="float">
            <text:p>-0.001876321290459</text:p>
          </table:table-cell>
          <table:table-cell office:value-type="float" office:value="-0.0191957482033847" calcext:value-type="float">
            <text:p>-0.019195748203385</text:p>
          </table:table-cell>
          <table:table-cell office:value-type="float" office:value="-0.0636294054706151" calcext:value-type="float">
            <text:p>-0.063629405470615</text:p>
          </table:table-cell>
          <table:table-cell office:value-type="float" office:value="-0.63620934907536" calcext:value-type="float">
            <text:p>-0.63620934907536</text:p>
          </table:table-cell>
          <table:table-cell office:value-type="float" office:value="-0.016923967392581" calcext:value-type="float">
            <text:p>-0.016923967392581</text:p>
          </table:table-cell>
          <table:table-cell office:value-type="float" office:value="-0.523482206319204" calcext:value-type="float">
            <text:p>-0.523482206319204</text:p>
          </table:table-cell>
          <table:table-cell office:value-type="float" office:value="0.980279460961164" calcext:value-type="float">
            <text:p>0.9802794609611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186063576305628" calcext:value-type="float">
            <text:p>-0.001860635763056</text:p>
          </table:table-cell>
          <table:table-cell office:value-type="float" office:value="-0.0190290912986278" calcext:value-type="float">
            <text:p>-0.019029091298628</text:p>
          </table:table-cell>
          <table:table-cell office:value-type="float" office:value="-0.0682094516988285" calcext:value-type="float">
            <text:p>-0.068209451698829</text:p>
          </table:table-cell>
          <table:table-cell office:value-type="float" office:value="-0.636412466542696" calcext:value-type="float">
            <text:p>-0.636412466542696</text:p>
          </table:table-cell>
          <table:table-cell office:value-type="float" office:value="-0.0172939607664543" calcext:value-type="float">
            <text:p>-0.017293960766454</text:p>
          </table:table-cell>
          <table:table-cell office:value-type="float" office:value="-0.529638597924723" calcext:value-type="float">
            <text:p>-0.529638597924723</text:p>
          </table:table-cell>
          <table:table-cell office:value-type="float" office:value="0.981422072288743" calcext:value-type="float">
            <text:p>0.9814220722887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0840239066872389" calcext:value-type="float">
            <text:p>-0.000840239066872</text:p>
          </table:table-cell>
          <table:table-cell office:value-type="float" office:value="-0.0188609595460415" calcext:value-type="float">
            <text:p>-0.018860959546042</text:p>
          </table:table-cell>
          <table:table-cell office:value-type="float" office:value="-0.0723184968454468" calcext:value-type="float">
            <text:p>-0.072318496845447</text:p>
          </table:table-cell>
          <table:table-cell office:value-type="float" office:value="-0.636122735101452" calcext:value-type="float">
            <text:p>-0.636122735101452</text:p>
          </table:table-cell>
          <table:table-cell office:value-type="float" office:value="-0.0175580750494059" calcext:value-type="float">
            <text:p>-0.017558075049406</text:p>
          </table:table-cell>
          <table:table-cell office:value-type="float" office:value="-0.535557196117947" calcext:value-type="float">
            <text:p>-0.535557196117947</text:p>
          </table:table-cell>
          <table:table-cell office:value-type="float" office:value="0.982449644909709" calcext:value-type="float">
            <text:p>0.982449644909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0130515295958511" calcext:value-type="float">
            <text:p>-0.001305152959585</text:p>
          </table:table-cell>
          <table:table-cell office:value-type="float" office:value="-0.0186180993488033" calcext:value-type="float">
            <text:p>-0.018618099348803</text:p>
          </table:table-cell>
          <table:table-cell office:value-type="float" office:value="-0.0733010171582134" calcext:value-type="float">
            <text:p>-0.073301017158213</text:p>
          </table:table-cell>
          <table:table-cell office:value-type="float" office:value="-0.636545086079601" calcext:value-type="float">
            <text:p>-0.636545086079601</text:p>
          </table:table-cell>
          <table:table-cell office:value-type="float" office:value="-0.0178017513101933" calcext:value-type="float">
            <text:p>-0.017801751310193</text:p>
          </table:table-cell>
          <table:table-cell office:value-type="float" office:value="-0.539954885091157" calcext:value-type="float">
            <text:p>-0.539954885091157</text:p>
          </table:table-cell>
          <table:table-cell office:value-type="float" office:value="0.983234794996041" calcext:value-type="float">
            <text:p>0.9832347949960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32649860540957" calcext:value-type="float">
            <text:p>0.00232649860541</text:p>
          </table:table-cell>
          <table:table-cell office:value-type="float" office:value="-0.0176236996417841" calcext:value-type="float">
            <text:p>-0.017623699641784</text:p>
          </table:table-cell>
          <table:table-cell office:value-type="float" office:value="-0.0705860202867993" calcext:value-type="float">
            <text:p>-0.070586020286799</text:p>
          </table:table-cell>
          <table:table-cell office:value-type="float" office:value="-0.634983585995388" calcext:value-type="float">
            <text:p>-0.634983585995388</text:p>
          </table:table-cell>
          <table:table-cell office:value-type="float" office:value="-0.0172046350926031" calcext:value-type="float">
            <text:p>-0.017204635092603</text:p>
          </table:table-cell>
          <table:table-cell office:value-type="float" office:value="-0.542518590025135" calcext:value-type="float">
            <text:p>-0.542518590025135</text:p>
          </table:table-cell>
          <table:table-cell office:value-type="float" office:value="0.983566095888629" calcext:value-type="float">
            <text:p>0.9835660958886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0281452738770949" calcext:value-type="float">
            <text:p>-0.002814527387709</text:p>
          </table:table-cell>
          <table:table-cell office:value-type="float" office:value="-0.0169702358020065" calcext:value-type="float">
            <text:p>-0.016970235802007</text:p>
          </table:table-cell>
          <table:table-cell office:value-type="float" office:value="-0.0749301998117351" calcext:value-type="float">
            <text:p>-0.074930199811735</text:p>
          </table:table-cell>
          <table:table-cell office:value-type="float" office:value="-0.634089552135675" calcext:value-type="float">
            <text:p>-0.634089552135675</text:p>
          </table:table-cell>
          <table:table-cell office:value-type="float" office:value="-0.0168527936526671" calcext:value-type="float">
            <text:p>-0.016852793652667</text:p>
          </table:table-cell>
          <table:table-cell office:value-type="float" office:value="-0.544886294111945" calcext:value-type="float">
            <text:p>-0.544886294111945</text:p>
          </table:table-cell>
          <table:table-cell office:value-type="float" office:value="0.983917005568625" calcext:value-type="float">
            <text:p>0.983917005568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0259640824278298" calcext:value-type="float">
            <text:p>-0.002596408242783</text:p>
          </table:table-cell>
          <table:table-cell office:value-type="float" office:value="-0.0181174303877523" calcext:value-type="float">
            <text:p>-0.018117430387752</text:p>
          </table:table-cell>
          <table:table-cell office:value-type="float" office:value="-0.0787337992325597" calcext:value-type="float">
            <text:p>-0.07873379923256</text:p>
          </table:table-cell>
          <table:table-cell office:value-type="float" office:value="-0.629972598175748" calcext:value-type="float">
            <text:p>-0.629972598175748</text:p>
          </table:table-cell>
          <table:table-cell office:value-type="float" office:value="-0.0168792186015351" calcext:value-type="float">
            <text:p>-0.016879218601535</text:p>
          </table:table-cell>
          <table:table-cell office:value-type="float" office:value="-0.546604882787698" calcext:value-type="float">
            <text:p>-0.546604882787698</text:p>
          </table:table-cell>
          <table:table-cell office:value-type="float" office:value="0.983892608542941" calcext:value-type="float">
            <text:p>0.9838926085429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31856182465293" calcext:value-type="float">
            <text:p>0.002318561824653</text:p>
          </table:table-cell>
          <table:table-cell office:value-type="float" office:value="-0.018218908310033" calcext:value-type="float">
            <text:p>-0.018218908310033</text:p>
          </table:table-cell>
          <table:table-cell office:value-type="float" office:value="-0.0796383028270303" calcext:value-type="float">
            <text:p>-0.07963830282703</text:p>
          </table:table-cell>
          <table:table-cell office:value-type="float" office:value="-0.623640218910377" calcext:value-type="float">
            <text:p>-0.623640218910377</text:p>
          </table:table-cell>
          <table:table-cell office:value-type="float" office:value="-0.0159195629380271" calcext:value-type="float">
            <text:p>-0.015919562938027</text:p>
          </table:table-cell>
          <table:table-cell office:value-type="float" office:value="-0.546940498763325" calcext:value-type="float">
            <text:p>-0.546940498763325</text:p>
          </table:table-cell>
          <table:table-cell office:value-type="float" office:value="0.983451069608269" calcext:value-type="float">
            <text:p>0.9834510696082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56159387668487" calcext:value-type="float">
            <text:p>0.006561593876685</text:p>
          </table:table-cell>
          <table:table-cell office:value-type="float" office:value="-0.0183915507572775" calcext:value-type="float">
            <text:p>-0.018391550757278</text:p>
          </table:table-cell>
          <table:table-cell office:value-type="float" office:value="-0.0809734356952575" calcext:value-type="float">
            <text:p>-0.080973435695258</text:p>
          </table:table-cell>
          <table:table-cell office:value-type="float" office:value="-0.617625307601668" calcext:value-type="float">
            <text:p>-0.617625307601668</text:p>
          </table:table-cell>
          <table:table-cell office:value-type="float" office:value="-0.0150722014065747" calcext:value-type="float">
            <text:p>-0.015072201406575</text:p>
          </table:table-cell>
          <table:table-cell office:value-type="float" office:value="-0.547501053786784" calcext:value-type="float">
            <text:p>-0.547501053786784</text:p>
          </table:table-cell>
          <table:table-cell office:value-type="float" office:value="0.983028911708746" calcext:value-type="float">
            <text:p>0.9830289117087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09574433297406" calcext:value-type="float">
            <text:p>0.010957443329741</text:p>
          </table:table-cell>
          <table:table-cell office:value-type="float" office:value="-0.0184240454472178" calcext:value-type="float">
            <text:p>-0.018424045447218</text:p>
          </table:table-cell>
          <table:table-cell office:value-type="float" office:value="-0.0825546341896519" calcext:value-type="float">
            <text:p>-0.082554634189652</text:p>
          </table:table-cell>
          <table:table-cell office:value-type="float" office:value="-0.611545742650865" calcext:value-type="float">
            <text:p>-0.611545742650865</text:p>
          </table:table-cell>
          <table:table-cell office:value-type="float" office:value="-0.0141632737728567" calcext:value-type="float">
            <text:p>-0.014163273772857</text:p>
          </table:table-cell>
          <table:table-cell office:value-type="float" office:value="-0.54819859130283" calcext:value-type="float">
            <text:p>-0.54819859130283</text:p>
          </table:table-cell>
          <table:table-cell office:value-type="float" office:value="0.982584063896203" calcext:value-type="float">
            <text:p>0.9825840638962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53759869778963" calcext:value-type="float">
            <text:p>0.015375986977896</text:p>
          </table:table-cell>
          <table:table-cell office:value-type="float" office:value="-0.0184371443851529" calcext:value-type="float">
            <text:p>-0.018437144385153</text:p>
          </table:table-cell>
          <table:table-cell office:value-type="float" office:value="-0.0846776607184213" calcext:value-type="float">
            <text:p>-0.084677660718421</text:p>
          </table:table-cell>
          <table:table-cell office:value-type="float" office:value="-0.605459006225983" calcext:value-type="float">
            <text:p>-0.605459006225983</text:p>
          </table:table-cell>
          <table:table-cell office:value-type="float" office:value="-0.0132799556724665" calcext:value-type="float">
            <text:p>-0.013279955672467</text:p>
          </table:table-cell>
          <table:table-cell office:value-type="float" office:value="-0.549172908172661" calcext:value-type="float">
            <text:p>-0.549172908172661</text:p>
          </table:table-cell>
          <table:table-cell office:value-type="float" office:value="0.982142645986901" calcext:value-type="float">
            <text:p>0.9821426459869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7925435070639" calcext:value-type="float">
            <text:p>0.019792543507064</text:p>
          </table:table-cell>
          <table:table-cell office:value-type="float" office:value="-0.0184573136371757" calcext:value-type="float">
            <text:p>-0.018457313637176</text:p>
          </table:table-cell>
          <table:table-cell office:value-type="float" office:value="-0.0873700724711379" calcext:value-type="float">
            <text:p>-0.087370072471138</text:p>
          </table:table-cell>
          <table:table-cell office:value-type="float" office:value="-0.599376088064388" calcext:value-type="float">
            <text:p>-0.599376088064388</text:p>
          </table:table-cell>
          <table:table-cell office:value-type="float" office:value="-0.0124437893689369" calcext:value-type="float">
            <text:p>-0.012443789368937</text:p>
          </table:table-cell>
          <table:table-cell office:value-type="float" office:value="-0.550435216241536" calcext:value-type="float">
            <text:p>-0.550435216241536</text:p>
          </table:table-cell>
          <table:table-cell office:value-type="float" office:value="0.98170682553577" calcext:value-type="float">
            <text:p>0.98170682553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42197309268986" calcext:value-type="float">
            <text:p>0.024219730926899</text:p>
          </table:table-cell>
          <table:table-cell office:value-type="float" office:value="-0.0184672892969509" calcext:value-type="float">
            <text:p>-0.018467289296951</text:p>
          </table:table-cell>
          <table:table-cell office:value-type="float" office:value="-0.0905813793610002" calcext:value-type="float">
            <text:p>-0.090581379361</text:p>
          </table:table-cell>
          <table:table-cell office:value-type="float" office:value="-0.593292078681011" calcext:value-type="float">
            <text:p>-0.593292078681011</text:p>
          </table:table-cell>
          <table:table-cell office:value-type="float" office:value="-0.0116477381345857" calcext:value-type="float">
            <text:p>-0.011647738134586</text:p>
          </table:table-cell>
          <table:table-cell office:value-type="float" office:value="-0.551960401573053" calcext:value-type="float">
            <text:p>-0.551960401573053</text:p>
          </table:table-cell>
          <table:table-cell office:value-type="float" office:value="0.981271429308076" calcext:value-type="float">
            <text:p>0.9812714293080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89178707807387" calcext:value-type="float">
            <text:p>0.028917870780739</text:p>
          </table:table-cell>
          <table:table-cell office:value-type="float" office:value="-0.0184617619706371" calcext:value-type="float">
            <text:p>-0.018461761970637</text:p>
          </table:table-cell>
          <table:table-cell office:value-type="float" office:value="-0.0937950405890315" calcext:value-type="float">
            <text:p>-0.093795040589032</text:p>
          </table:table-cell>
          <table:table-cell office:value-type="float" office:value="-0.587077045309051" calcext:value-type="float">
            <text:p>-0.587077045309051</text:p>
          </table:table-cell>
          <table:table-cell office:value-type="float" office:value="-0.0108430874713157" calcext:value-type="float">
            <text:p>-0.010843087471316</text:p>
          </table:table-cell>
          <table:table-cell office:value-type="float" office:value="-0.553493251530883" calcext:value-type="float">
            <text:p>-0.553493251530883</text:p>
          </table:table-cell>
          <table:table-cell office:value-type="float" office:value="0.980780147185503" calcext:value-type="float">
            <text:p>0.9807801471855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43415167161915" calcext:value-type="float">
            <text:p>0.034341516716192</text:p>
          </table:table-cell>
          <table:table-cell office:value-type="float" office:value="-0.0186648928377607" calcext:value-type="float">
            <text:p>-0.018664892837761</text:p>
          </table:table-cell>
          <table:table-cell office:value-type="float" office:value="-0.0930768238853049" calcext:value-type="float">
            <text:p>-0.093076823885305</text:p>
          </table:table-cell>
          <table:table-cell office:value-type="float" office:value="-0.580473134270843" calcext:value-type="float">
            <text:p>-0.580473134270843</text:p>
          </table:table-cell>
          <table:table-cell office:value-type="float" office:value="-0.00985668919253573" calcext:value-type="float">
            <text:p>-0.009856689192536</text:p>
          </table:table-cell>
          <table:table-cell office:value-type="float" office:value="-0.553090463650538" calcext:value-type="float">
            <text:p>-0.553090463650538</text:p>
          </table:table-cell>
          <table:table-cell office:value-type="float" office:value="0.979895653216896" calcext:value-type="float">
            <text:p>0.9798956532168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68128723687939" calcext:value-type="float">
            <text:p>0.046812872368794</text:p>
          </table:table-cell>
          <table:table-cell office:value-type="float" office:value="-0.0187913663291574" calcext:value-type="float">
            <text:p>-0.018791366329157</text:p>
          </table:table-cell>
          <table:table-cell office:value-type="float" office:value="-0.0860598374736204" calcext:value-type="float">
            <text:p>-0.08605983747362</text:p>
          </table:table-cell>
          <table:table-cell office:value-type="float" office:value="-0.573948045002202" calcext:value-type="float">
            <text:p>-0.573948045002202</text:p>
          </table:table-cell>
          <table:table-cell office:value-type="float" office:value="-0.0089495842867244" calcext:value-type="float">
            <text:p>-0.008949584286724</text:p>
          </table:table-cell>
          <table:table-cell office:value-type="float" office:value="-0.553305978025167" calcext:value-type="float">
            <text:p>-0.553305978025167</text:p>
          </table:table-cell>
          <table:table-cell office:value-type="float" office:value="0.979067719058778" calcext:value-type="float">
            <text:p>0.979067719058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39102700856491" calcext:value-type="float">
            <text:p>0.043910270085649</text:p>
          </table:table-cell>
          <table:table-cell office:value-type="float" office:value="-0.01856831558638" calcext:value-type="float">
            <text:p>-0.01856831558638</text:p>
          </table:table-cell>
          <table:table-cell office:value-type="float" office:value="-0.0853078499312736" calcext:value-type="float">
            <text:p>-0.085307849931274</text:p>
          </table:table-cell>
          <table:table-cell office:value-type="float" office:value="-0.575479648771378" calcext:value-type="float">
            <text:p>-0.575479648771378</text:p>
          </table:table-cell>
          <table:table-cell office:value-type="float" office:value="-0.00954717903126872" calcext:value-type="float">
            <text:p>-0.009547179031269</text:p>
          </table:table-cell>
          <table:table-cell office:value-type="float" office:value="-0.556920268905576" calcext:value-type="float">
            <text:p>-0.556920268905576</text:p>
          </table:table-cell>
          <table:table-cell office:value-type="float" office:value="0.979826888517506" calcext:value-type="float">
            <text:p>0.9798268885175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44076953183808" calcext:value-type="float">
            <text:p>0.044407695318381</text:p>
          </table:table-cell>
          <table:table-cell office:value-type="float" office:value="-0.018139516493271" calcext:value-type="float">
            <text:p>-0.018139516493271</text:p>
          </table:table-cell>
          <table:table-cell office:value-type="float" office:value="-0.0898332292809738" calcext:value-type="float">
            <text:p>-0.089833229280974</text:p>
          </table:table-cell>
          <table:table-cell office:value-type="float" office:value="-0.575354450054426" calcext:value-type="float">
            <text:p>-0.575354450054426</text:p>
          </table:table-cell>
          <table:table-cell office:value-type="float" office:value="-0.0101200518886838" calcext:value-type="float">
            <text:p>-0.010120051888684</text:p>
          </table:table-cell>
          <table:table-cell office:value-type="float" office:value="-0.563071511777811" calcext:value-type="float">
            <text:p>-0.563071511777811</text:p>
          </table:table-cell>
          <table:table-cell office:value-type="float" office:value="0.980727708995311" calcext:value-type="float">
            <text:p>0.980727708995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43817158098452" calcext:value-type="float">
            <text:p>0.044381715809845</text:p>
          </table:table-cell>
          <table:table-cell office:value-type="float" office:value="-0.0176993990997661" calcext:value-type="float">
            <text:p>-0.017699399099766</text:p>
          </table:table-cell>
          <table:table-cell office:value-type="float" office:value="-0.0936248100200282" calcext:value-type="float">
            <text:p>-0.093624810020028</text:p>
          </table:table-cell>
          <table:table-cell office:value-type="float" office:value="-0.575498978857298" calcext:value-type="float">
            <text:p>-0.575498978857298</text:p>
          </table:table-cell>
          <table:table-cell office:value-type="float" office:value="-0.0106762353269517" calcext:value-type="float">
            <text:p>-0.010676235326952</text:p>
          </table:table-cell>
          <table:table-cell office:value-type="float" office:value="-0.56886215691359" calcext:value-type="float">
            <text:p>-0.56886215691359</text:p>
          </table:table-cell>
          <table:table-cell office:value-type="float" office:value="0.981576064203866" calcext:value-type="float">
            <text:p>0.9815760642038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44607055647004" calcext:value-type="float">
            <text:p>0.044460705564701</text:p>
          </table:table-cell>
          <table:table-cell office:value-type="float" office:value="-0.0171759203760893" calcext:value-type="float">
            <text:p>-0.017175920376089</text:p>
          </table:table-cell>
          <table:table-cell office:value-type="float" office:value="-0.0969669185891149" calcext:value-type="float">
            <text:p>-0.096966918589115</text:p>
          </table:table-cell>
          <table:table-cell office:value-type="float" office:value="-0.575601233374623" calcext:value-type="float">
            <text:p>-0.575601233374623</text:p>
          </table:table-cell>
          <table:table-cell office:value-type="float" office:value="-0.0111516655418136" calcext:value-type="float">
            <text:p>-0.011151665541814</text:p>
          </table:table-cell>
          <table:table-cell office:value-type="float" office:value="-0.574431360467147" calcext:value-type="float">
            <text:p>-0.574431360467147</text:p>
          </table:table-cell>
          <table:table-cell office:value-type="float" office:value="0.982355826784835" calcext:value-type="float">
            <text:p>0.9823558267848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45514719029008" calcext:value-type="float">
            <text:p>0.044551471902901</text:p>
          </table:table-cell>
          <table:table-cell office:value-type="float" office:value="-0.0167129526091962" calcext:value-type="float">
            <text:p>-0.016712952609196</text:p>
          </table:table-cell>
          <table:table-cell office:value-type="float" office:value="-0.0998824890943189" calcext:value-type="float">
            <text:p>-0.099882489094319</text:p>
          </table:table-cell>
          <table:table-cell office:value-type="float" office:value="-0.575695688759832" calcext:value-type="float">
            <text:p>-0.575695688759832</text:p>
          </table:table-cell>
          <table:table-cell office:value-type="float" office:value="-0.0116254267813113" calcext:value-type="float">
            <text:p>-0.011625426781311</text:p>
          </table:table-cell>
          <table:table-cell office:value-type="float" office:value="-0.579783428673738" calcext:value-type="float">
            <text:p>-0.579783428673738</text:p>
          </table:table-cell>
          <table:table-cell office:value-type="float" office:value="0.983075035364764" calcext:value-type="float">
            <text:p>0.9830750353647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44295807177737" calcext:value-type="float">
            <text:p>0.044429580717774</text:p>
          </table:table-cell>
          <table:table-cell office:value-type="float" office:value="-0.0164700961627172" calcext:value-type="float">
            <text:p>-0.016470096162717</text:p>
          </table:table-cell>
          <table:table-cell office:value-type="float" office:value="-0.100468335503255" calcext:value-type="float">
            <text:p>-0.100468335503255</text:p>
          </table:table-cell>
          <table:table-cell office:value-type="float" office:value="-0.575870568832283" calcext:value-type="float">
            <text:p>-0.575870568832283</text:p>
          </table:table-cell>
          <table:table-cell office:value-type="float" office:value="-0.0120650504824747" calcext:value-type="float">
            <text:p>-0.012065050482475</text:p>
          </table:table-cell>
          <table:table-cell office:value-type="float" office:value="-0.583973966361145" calcext:value-type="float">
            <text:p>-0.583973966361145</text:p>
          </table:table-cell>
          <table:table-cell office:value-type="float" office:value="0.983631604833971" calcext:value-type="float">
            <text:p>0.9836316048339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4954580310868" calcext:value-type="float">
            <text:p>0.044954580310868</text:p>
          </table:table-cell>
          <table:table-cell office:value-type="float" office:value="-0.0165290394536806" calcext:value-type="float">
            <text:p>-0.016529039453681</text:p>
          </table:table-cell>
          <table:table-cell office:value-type="float" office:value="-0.104083885851083" calcext:value-type="float">
            <text:p>-0.104083885851083</text:p>
          </table:table-cell>
          <table:table-cell office:value-type="float" office:value="-0.575731222215944" calcext:value-type="float">
            <text:p>-0.575731222215944</text:p>
          </table:table-cell>
          <table:table-cell office:value-type="float" office:value="-0.0128101808681876" calcext:value-type="float">
            <text:p>-0.012810180868188</text:p>
          </table:table-cell>
          <table:table-cell office:value-type="float" office:value="-0.589628171197927" calcext:value-type="float">
            <text:p>-0.589628171197927</text:p>
          </table:table-cell>
          <table:table-cell office:value-type="float" office:value="0.984300858903146" calcext:value-type="float">
            <text:p>0.9843008589031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57311850160397" calcext:value-type="float">
            <text:p>0.04573118501604</text:p>
          </table:table-cell>
          <table:table-cell office:value-type="float" office:value="-0.0169855980877064" calcext:value-type="float">
            <text:p>-0.016985598087706</text:p>
          </table:table-cell>
          <table:table-cell office:value-type="float" office:value="-0.110290511956748" calcext:value-type="float">
            <text:p>-0.110290511956748</text:p>
          </table:table-cell>
          <table:table-cell office:value-type="float" office:value="-0.575468876843014" calcext:value-type="float">
            <text:p>-0.575468876843014</text:p>
          </table:table-cell>
          <table:table-cell office:value-type="float" office:value="-0.0139071007400429" calcext:value-type="float">
            <text:p>-0.013907100740043</text:p>
          </table:table-cell>
          <table:table-cell office:value-type="float" office:value="-0.596528771181405" calcext:value-type="float">
            <text:p>-0.596528771181405</text:p>
          </table:table-cell>
          <table:table-cell office:value-type="float" office:value="0.985057173672426" calcext:value-type="float">
            <text:p>0.9850571736724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60028188263048" calcext:value-type="float">
            <text:p>0.046002818826305</text:p>
          </table:table-cell>
          <table:table-cell office:value-type="float" office:value="-0.0175583981143381" calcext:value-type="float">
            <text:p>-0.017558398114338</text:p>
          </table:table-cell>
          <table:table-cell office:value-type="float" office:value="-0.114660173883806" calcext:value-type="float">
            <text:p>-0.114660173883806</text:p>
          </table:table-cell>
          <table:table-cell office:value-type="float" office:value="-0.575443865187266" calcext:value-type="float">
            <text:p>-0.575443865187266</text:p>
          </table:table-cell>
          <table:table-cell office:value-type="float" office:value="-0.014968165975597" calcext:value-type="float">
            <text:p>-0.014968165975597</text:p>
          </table:table-cell>
          <table:table-cell office:value-type="float" office:value="-0.602518566270462" calcext:value-type="float">
            <text:p>-0.602518566270462</text:p>
          </table:table-cell>
          <table:table-cell office:value-type="float" office:value="0.985700463287768" calcext:value-type="float">
            <text:p>0.9857004632877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87618895594413" calcext:value-type="float">
            <text:p>0.038761889559441</text:p>
          </table:table-cell>
          <table:table-cell office:value-type="float" office:value="-0.0175405814415288" calcext:value-type="float">
            <text:p>-0.017540581441529</text:p>
          </table:table-cell>
          <table:table-cell office:value-type="float" office:value="-0.126979170813405" calcext:value-type="float">
            <text:p>-0.126979170813405</text:p>
          </table:table-cell>
          <table:table-cell office:value-type="float" office:value="-0.57564242959593" calcext:value-type="float">
            <text:p>-0.57564242959593</text:p>
          </table:table-cell>
          <table:table-cell office:value-type="float" office:value="-0.0157828766900989" calcext:value-type="float">
            <text:p>-0.015782876690099</text:p>
          </table:table-cell>
          <table:table-cell office:value-type="float" office:value="-0.608765369412565" calcext:value-type="float">
            <text:p>-0.608765369412565</text:p>
          </table:table-cell>
          <table:table-cell office:value-type="float" office:value="0.986339476302418" calcext:value-type="float">
            <text:p>0.9863394763024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50919631194327" calcext:value-type="float">
            <text:p>0.045091963119433</text:p>
          </table:table-cell>
          <table:table-cell office:value-type="float" office:value="-0.0179969324859249" calcext:value-type="float">
            <text:p>-0.017996932485925</text:p>
          </table:table-cell>
          <table:table-cell office:value-type="float" office:value="-0.127590579925398" calcext:value-type="float">
            <text:p>-0.127590579925398</text:p>
          </table:table-cell>
          <table:table-cell office:value-type="float" office:value="-0.568553358708994" calcext:value-type="float">
            <text:p>-0.568553358708994</text:p>
          </table:table-cell>
          <table:table-cell office:value-type="float" office:value="-0.0153277231322077" calcext:value-type="float">
            <text:p>-0.015327723132208</text:p>
          </table:table-cell>
          <table:table-cell office:value-type="float" office:value="-0.608872889955489" calcext:value-type="float">
            <text:p>-0.608872889955489</text:p>
          </table:table-cell>
          <table:table-cell office:value-type="float" office:value="0.985378748764691" calcext:value-type="float">
            <text:p>0.9853787487646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10309031028002" calcext:value-type="float">
            <text:p>0.0510309031028</text:p>
          </table:table-cell>
          <table:table-cell office:value-type="float" office:value="-0.017783346954983" calcext:value-type="float">
            <text:p>-0.017783346954983</text:p>
          </table:table-cell>
          <table:table-cell office:value-type="float" office:value="-0.118881805039069" calcext:value-type="float">
            <text:p>-0.118881805039069</text:p>
          </table:table-cell>
          <table:table-cell office:value-type="float" office:value="-0.561662357166859" calcext:value-type="float">
            <text:p>-0.561662357166859</text:p>
          </table:table-cell>
          <table:table-cell office:value-type="float" office:value="-0.0138940088684105" calcext:value-type="float">
            <text:p>-0.013894008868411</text:p>
          </table:table-cell>
          <table:table-cell office:value-type="float" office:value="-0.604493640879892" calcext:value-type="float">
            <text:p>-0.604493640879892</text:p>
          </table:table-cell>
          <table:table-cell office:value-type="float" office:value="0.983954398700808" calcext:value-type="float">
            <text:p>0.9839543987008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30964861716886" calcext:value-type="float">
            <text:p>0.063096486171689</text:p>
          </table:table-cell>
          <table:table-cell office:value-type="float" office:value="-0.0179274028900095" calcext:value-type="float">
            <text:p>-0.01792740289001</text:p>
          </table:table-cell>
          <table:table-cell office:value-type="float" office:value="-0.111415678766345" calcext:value-type="float">
            <text:p>-0.111415678766345</text:p>
          </table:table-cell>
          <table:table-cell office:value-type="float" office:value="-0.555271204479313" calcext:value-type="float">
            <text:p>-0.555271204479313</text:p>
          </table:table-cell>
          <table:table-cell office:value-type="float" office:value="-0.0132956258173357" calcext:value-type="float">
            <text:p>-0.013295625817336</text:p>
          </table:table-cell>
          <table:table-cell office:value-type="float" office:value="-0.604455144829396" calcext:value-type="float">
            <text:p>-0.604455144829396</text:p>
          </table:table-cell>
          <table:table-cell office:value-type="float" office:value="0.983018208209633" calcext:value-type="float">
            <text:p>0.9830182082096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99592080792973" calcext:value-type="float">
            <text:p>0.059959208079297</text:p>
          </table:table-cell>
          <table:table-cell office:value-type="float" office:value="-0.01740672075371" calcext:value-type="float">
            <text:p>-0.01740672075371</text:p>
          </table:table-cell>
          <table:table-cell office:value-type="float" office:value="-0.127721011543254" calcext:value-type="float">
            <text:p>-0.127721011543254</text:p>
          </table:table-cell>
          <table:table-cell office:value-type="float" office:value="-0.557053690041245" calcext:value-type="float">
            <text:p>-0.557053690041245</text:p>
          </table:table-cell>
          <table:table-cell office:value-type="float" office:value="-0.0150055472315108" calcext:value-type="float">
            <text:p>-0.015005547231511</text:p>
          </table:table-cell>
          <table:table-cell office:value-type="float" office:value="-0.61647342525938" calcext:value-type="float">
            <text:p>-0.61647342525938</text:p>
          </table:table-cell>
          <table:table-cell office:value-type="float" office:value="0.984463763326342" calcext:value-type="float">
            <text:p>0.9844637633263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93819332881031" calcext:value-type="float">
            <text:p>0.059381933288103</text:p>
          </table:table-cell>
          <table:table-cell office:value-type="float" office:value="-0.01826177638555" calcext:value-type="float">
            <text:p>-0.01826177638555</text:p>
          </table:table-cell>
          <table:table-cell office:value-type="float" office:value="-0.134867092375543" calcext:value-type="float">
            <text:p>-0.134867092375543</text:p>
          </table:table-cell>
          <table:table-cell office:value-type="float" office:value="-0.557426956678537" calcext:value-type="float">
            <text:p>-0.557426956678537</text:p>
          </table:table-cell>
          <table:table-cell office:value-type="float" office:value="-0.0165556165655881" calcext:value-type="float">
            <text:p>-0.016555616565588</text:p>
          </table:table-cell>
          <table:table-cell office:value-type="float" office:value="-0.623831144904045" calcext:value-type="float">
            <text:p>-0.623831144904045</text:p>
          </table:table-cell>
          <table:table-cell office:value-type="float" office:value="0.98516151666749" calcext:value-type="float">
            <text:p>0.985161516667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87551124698847" calcext:value-type="float">
            <text:p>0.058755112469885</text:p>
          </table:table-cell>
          <table:table-cell office:value-type="float" office:value="-0.0187436134391426" calcext:value-type="float">
            <text:p>-0.018743613439143</text:p>
          </table:table-cell>
          <table:table-cell office:value-type="float" office:value="-0.130322295824244" calcext:value-type="float">
            <text:p>-0.130322295824244</text:p>
          </table:table-cell>
          <table:table-cell office:value-type="float" office:value="-0.557760501806254" calcext:value-type="float">
            <text:p>-0.557760501806254</text:p>
          </table:table-cell>
          <table:table-cell office:value-type="float" office:value="-0.0170430991665596" calcext:value-type="float">
            <text:p>-0.01704309916656</text:p>
          </table:table-cell>
          <table:table-cell office:value-type="float" office:value="-0.625451493997974" calcext:value-type="float">
            <text:p>-0.625451493997974</text:p>
          </table:table-cell>
          <table:table-cell office:value-type="float" office:value="0.985355612696068" calcext:value-type="float">
            <text:p>0.985355612696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99954638135938" calcext:value-type="float">
            <text:p>0.059995463813594</text:p>
          </table:table-cell>
          <table:table-cell office:value-type="float" office:value="-0.0181604030329097" calcext:value-type="float">
            <text:p>-0.01816040303291</text:p>
          </table:table-cell>
          <table:table-cell office:value-type="float" office:value="-0.141036554918336" calcext:value-type="float">
            <text:p>-0.141036554918336</text:p>
          </table:table-cell>
          <table:table-cell office:value-type="float" office:value="-0.557348202491411" calcext:value-type="float">
            <text:p>-0.557348202491411</text:p>
          </table:table-cell>
          <table:table-cell office:value-type="float" office:value="-0.01806650151958" calcext:value-type="float">
            <text:p>-0.01806650151958</text:p>
          </table:table-cell>
          <table:table-cell office:value-type="float" office:value="-0.63464343064401" calcext:value-type="float">
            <text:p>-0.63464343064401</text:p>
          </table:table-cell>
          <table:table-cell office:value-type="float" office:value="0.986012340162378" calcext:value-type="float">
            <text:p>0.9860123401623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95085128470051" calcext:value-type="float">
            <text:p>0.059508512847005</text:p>
          </table:table-cell>
          <table:table-cell office:value-type="float" office:value="-0.0185643284188216" calcext:value-type="float">
            <text:p>-0.018564328418822</text:p>
          </table:table-cell>
          <table:table-cell office:value-type="float" office:value="-0.146485967995374" calcext:value-type="float">
            <text:p>-0.146485967995374</text:p>
          </table:table-cell>
          <table:table-cell office:value-type="float" office:value="-0.557714954756068" calcext:value-type="float">
            <text:p>-0.557714954756068</text:p>
          </table:table-cell>
          <table:table-cell office:value-type="float" office:value="-0.0192416223915917" calcext:value-type="float">
            <text:p>-0.019241622391592</text:p>
          </table:table-cell>
          <table:table-cell office:value-type="float" office:value="-0.641180980876604" calcext:value-type="float">
            <text:p>-0.641180980876604</text:p>
          </table:table-cell>
          <table:table-cell office:value-type="float" office:value="0.986525626111336" calcext:value-type="float">
            <text:p>0.9865256261113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93868317472259" calcext:value-type="float">
            <text:p>0.059386831747226</text:p>
          </table:table-cell>
          <table:table-cell office:value-type="float" office:value="-0.0122441191944383" calcext:value-type="float">
            <text:p>-0.012244119194438</text:p>
          </table:table-cell>
          <table:table-cell office:value-type="float" office:value="-0.154604235745186" calcext:value-type="float">
            <text:p>-0.154604235745186</text:p>
          </table:table-cell>
          <table:table-cell office:value-type="float" office:value="-0.557967046792281" calcext:value-type="float">
            <text:p>-0.557967046792281</text:p>
          </table:table-cell>
          <table:table-cell office:value-type="float" office:value="-0.020053891557846" calcext:value-type="float">
            <text:p>-0.020053891557846</text:p>
          </table:table-cell>
          <table:table-cell office:value-type="float" office:value="-0.645364836235428" calcext:value-type="float">
            <text:p>-0.645364836235428</text:p>
          </table:table-cell>
          <table:table-cell office:value-type="float" office:value="0.98723165714486" calcext:value-type="float">
            <text:p>0.987231657144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8523143854378" calcext:value-type="float">
            <text:p>0.058523143854378</text:p>
          </table:table-cell>
          <table:table-cell office:value-type="float" office:value="-0.0193301459681988" calcext:value-type="float">
            <text:p>-0.019330145968199</text:p>
          </table:table-cell>
          <table:table-cell office:value-type="float" office:value="-0.155568259698305" calcext:value-type="float">
            <text:p>-0.155568259698305</text:p>
          </table:table-cell>
          <table:table-cell office:value-type="float" office:value="-0.558021513421022" calcext:value-type="float">
            <text:p>-0.558021513421022</text:p>
          </table:table-cell>
          <table:table-cell office:value-type="float" office:value="-0.0273490973753075" calcext:value-type="float">
            <text:p>-0.027349097375308</text:p>
          </table:table-cell>
          <table:table-cell office:value-type="float" office:value="-0.644740509109334" calcext:value-type="float">
            <text:p>-0.644740509109334</text:p>
          </table:table-cell>
          <table:table-cell office:value-type="float" office:value="0.987174157886554" calcext:value-type="float">
            <text:p>0.9871741578865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85028955089082" calcext:value-type="float">
            <text:p>0.058502895508908</text:p>
          </table:table-cell>
          <table:table-cell office:value-type="float" office:value="-0.0247714810326248" calcext:value-type="float">
            <text:p>-0.024771481032625</text:p>
          </table:table-cell>
          <table:table-cell office:value-type="float" office:value="-0.148198943247248" calcext:value-type="float">
            <text:p>-0.148198943247248</text:p>
          </table:table-cell>
          <table:table-cell office:value-type="float" office:value="-0.557582234475961" calcext:value-type="float">
            <text:p>-0.557582234475961</text:p>
          </table:table-cell>
          <table:table-cell office:value-type="float" office:value="-0.0331909607551481" calcext:value-type="float">
            <text:p>-0.033190960755148</text:p>
          </table:table-cell>
          <table:table-cell office:value-type="float" office:value="-0.640149846897133" calcext:value-type="float">
            <text:p>-0.640149846897133</text:p>
          </table:table-cell>
          <table:table-cell office:value-type="float" office:value="0.986732488353459" calcext:value-type="float">
            <text:p>0.9867324883534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89813789134126" calcext:value-type="float">
            <text:p>0.058981378913413</text:p>
          </table:table-cell>
          <table:table-cell office:value-type="float" office:value="-0.0295731443377606" calcext:value-type="float">
            <text:p>-0.029573144337761</text:p>
          </table:table-cell>
          <table:table-cell office:value-type="float" office:value="-0.146966853627257" calcext:value-type="float">
            <text:p>-0.146966853627257</text:p>
          </table:table-cell>
          <table:table-cell office:value-type="float" office:value="-0.556992506073789" calcext:value-type="float">
            <text:p>-0.556992506073789</text:p>
          </table:table-cell>
          <table:table-cell office:value-type="float" office:value="-0.0391840576280042" calcext:value-type="float">
            <text:p>-0.039184057628004</text:p>
          </table:table-cell>
          <table:table-cell office:value-type="float" office:value="-0.638613234232915" calcext:value-type="float">
            <text:p>-0.638613234232915</text:p>
          </table:table-cell>
          <table:table-cell office:value-type="float" office:value="0.986382783529334" calcext:value-type="float">
            <text:p>0.9863827835293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90774730106844" calcext:value-type="float">
            <text:p>0.059077473010685</text:p>
          </table:table-cell>
          <table:table-cell office:value-type="float" office:value="-0.0413560664503637" calcext:value-type="float">
            <text:p>-0.041356066450364</text:p>
          </table:table-cell>
          <table:table-cell office:value-type="float" office:value="-0.139727298085124" calcext:value-type="float">
            <text:p>-0.139727298085124</text:p>
          </table:table-cell>
          <table:table-cell office:value-type="float" office:value="-0.556505276790804" calcext:value-type="float">
            <text:p>-0.556505276790804</text:p>
          </table:table-cell>
          <table:table-cell office:value-type="float" office:value="-0.0453504064388192" calcext:value-type="float">
            <text:p>-0.045350406438819</text:p>
          </table:table-cell>
          <table:table-cell office:value-type="float" office:value="-0.63780246412888" calcext:value-type="float">
            <text:p>-0.63780246412888</text:p>
          </table:table-cell>
          <table:table-cell office:value-type="float" office:value="0.985750507939056" calcext:value-type="float">
            <text:p>0.9857505079390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11119644616605" calcext:value-type="float">
            <text:p>0.061111964461661</text:p>
          </table:table-cell>
          <table:table-cell office:value-type="float" office:value="-0.0390392868243231" calcext:value-type="float">
            <text:p>-0.039039286824323</text:p>
          </table:table-cell>
          <table:table-cell office:value-type="float" office:value="-0.157766202740347" calcext:value-type="float">
            <text:p>-0.157766202740347</text:p>
          </table:table-cell>
          <table:table-cell office:value-type="float" office:value="-0.556154351400557" calcext:value-type="float">
            <text:p>-0.556154351400557</text:p>
          </table:table-cell>
          <table:table-cell office:value-type="float" office:value="-0.0460085673676299" calcext:value-type="float">
            <text:p>-0.04600856736763</text:p>
          </table:table-cell>
          <table:table-cell office:value-type="float" office:value="-0.650706146330315" calcext:value-type="float">
            <text:p>-0.650706146330315</text:p>
          </table:table-cell>
          <table:table-cell office:value-type="float" office:value="0.986493532236968" calcext:value-type="float">
            <text:p>0.9864935322369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3529189585654" calcext:value-type="float">
            <text:p>0.053529189585654</text:p>
          </table:table-cell>
          <table:table-cell office:value-type="float" office:value="-0.0387137894247766" calcext:value-type="float">
            <text:p>-0.038713789424777</text:p>
          </table:table-cell>
          <table:table-cell office:value-type="float" office:value="-0.177187121794236" calcext:value-type="float">
            <text:p>-0.177187121794236</text:p>
          </table:table-cell>
          <table:table-cell office:value-type="float" office:value="-0.556941475501005" calcext:value-type="float">
            <text:p>-0.556941475501005</text:p>
          </table:table-cell>
          <table:table-cell office:value-type="float" office:value="-0.0475185459095638" calcext:value-type="float">
            <text:p>-0.047518545909564</text:p>
          </table:table-cell>
          <table:table-cell office:value-type="float" office:value="-0.660466842537294" calcext:value-type="float">
            <text:p>-0.660466842537294</text:p>
          </table:table-cell>
          <table:table-cell office:value-type="float" office:value="0.98677050831055" calcext:value-type="float">
            <text:p>0.98677050831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06711937693459" calcext:value-type="float">
            <text:p>0.060671193769346</text:p>
          </table:table-cell>
          <table:table-cell office:value-type="float" office:value="-0.0395036524565439" calcext:value-type="float">
            <text:p>-0.039503652456544</text:p>
          </table:table-cell>
          <table:table-cell office:value-type="float" office:value="-0.167185829983116" calcext:value-type="float">
            <text:p>-0.167185829983116</text:p>
          </table:table-cell>
          <table:table-cell office:value-type="float" office:value="-0.549209061446808" calcext:value-type="float">
            <text:p>-0.549209061446808</text:p>
          </table:table-cell>
          <table:table-cell office:value-type="float" office:value="-0.0468610730852775" calcext:value-type="float">
            <text:p>-0.046861073085278</text:p>
          </table:table-cell>
          <table:table-cell office:value-type="float" office:value="-0.65509248242466" calcext:value-type="float">
            <text:p>-0.65509248242466</text:p>
          </table:table-cell>
          <table:table-cell office:value-type="float" office:value="0.985164930998281" calcext:value-type="float">
            <text:p>0.9851649309982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66705800993752" calcext:value-type="float">
            <text:p>0.066670580099375</text:p>
          </table:table-cell>
          <table:table-cell office:value-type="float" office:value="-0.0405176647027446" calcext:value-type="float">
            <text:p>-0.040517664702745</text:p>
          </table:table-cell>
          <table:table-cell office:value-type="float" office:value="-0.155441709482361" calcext:value-type="float">
            <text:p>-0.155441709482361</text:p>
          </table:table-cell>
          <table:table-cell office:value-type="float" office:value="-0.542040510891642" calcext:value-type="float">
            <text:p>-0.542040510891642</text:p>
          </table:table-cell>
          <table:table-cell office:value-type="float" office:value="-0.0460897284337733" calcext:value-type="float">
            <text:p>-0.046089728433773</text:p>
          </table:table-cell>
          <table:table-cell office:value-type="float" office:value="-0.648933710470241" calcext:value-type="float">
            <text:p>-0.648933710470241</text:p>
          </table:table-cell>
          <table:table-cell office:value-type="float" office:value="0.983583384414575" calcext:value-type="float">
            <text:p>0.9835833844145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14475172633682" calcext:value-type="float">
            <text:p>0.071447517263368</text:p>
          </table:table-cell>
          <table:table-cell office:value-type="float" office:value="-0.0398285052629539" calcext:value-type="float">
            <text:p>-0.039828505262954</text:p>
          </table:table-cell>
          <table:table-cell office:value-type="float" office:value="-0.153970450523324" calcext:value-type="float">
            <text:p>-0.153970450523324</text:p>
          </table:table-cell>
          <table:table-cell office:value-type="float" office:value="-0.535736155023506" calcext:value-type="float">
            <text:p>-0.535736155023506</text:p>
          </table:table-cell>
          <table:table-cell office:value-type="float" office:value="-0.045293374682027" calcext:value-type="float">
            <text:p>-0.045293374682027</text:p>
          </table:table-cell>
          <table:table-cell office:value-type="float" office:value="-0.648014088366182" calcext:value-type="float">
            <text:p>-0.648014088366182</text:p>
          </table:table-cell>
          <table:table-cell office:value-type="float" office:value="0.982425828389497" calcext:value-type="float">
            <text:p>0.9824258283894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59692759596797" calcext:value-type="float">
            <text:p>0.07596927595968</text:p>
          </table:table-cell>
          <table:table-cell office:value-type="float" office:value="-0.0392441235724447" calcext:value-type="float">
            <text:p>-0.039244123572445</text:p>
          </table:table-cell>
          <table:table-cell office:value-type="float" office:value="-0.154056293452045" calcext:value-type="float">
            <text:p>-0.154056293452045</text:p>
          </table:table-cell>
          <table:table-cell office:value-type="float" office:value="-0.529590321322572" calcext:value-type="float">
            <text:p>-0.529590321322572</text:p>
          </table:table-cell>
          <table:table-cell office:value-type="float" office:value="-0.0446707434569233" calcext:value-type="float">
            <text:p>-0.044670743456923</text:p>
          </table:table-cell>
          <table:table-cell office:value-type="float" office:value="-0.647874871236276" calcext:value-type="float">
            <text:p>-0.647874871236276</text:p>
          </table:table-cell>
          <table:table-cell office:value-type="float" office:value="0.981316347473025" calcext:value-type="float">
            <text:p>0.9813163474730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801924304321929" calcext:value-type="float">
            <text:p>0.080192430432193</text:p>
          </table:table-cell>
          <table:table-cell office:value-type="float" office:value="-0.0394480981938625" calcext:value-type="float">
            <text:p>-0.039448098193863</text:p>
          </table:table-cell>
          <table:table-cell office:value-type="float" office:value="-0.154189758494925" calcext:value-type="float">
            <text:p>-0.154189758494925</text:p>
          </table:table-cell>
          <table:table-cell office:value-type="float" office:value="-0.523578309316143" calcext:value-type="float">
            <text:p>-0.523578309316143</text:p>
          </table:table-cell>
          <table:table-cell office:value-type="float" office:value="-0.0444396519594779" calcext:value-type="float">
            <text:p>-0.044439651959478</text:p>
          </table:table-cell>
          <table:table-cell office:value-type="float" office:value="-0.647708673019962" calcext:value-type="float">
            <text:p>-0.647708673019962</text:p>
          </table:table-cell>
          <table:table-cell office:value-type="float" office:value="0.98018691164401" calcext:value-type="float">
            <text:p>0.980186911644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17761517038785" calcext:value-type="float">
            <text:p>0.091776151703879</text:p>
          </table:table-cell>
          <table:table-cell office:value-type="float" office:value="-0.0399768825772975" calcext:value-type="float">
            <text:p>-0.039976882577298</text:p>
          </table:table-cell>
          <table:table-cell office:value-type="float" office:value="-0.146908870431206" calcext:value-type="float">
            <text:p>-0.146908870431206</text:p>
          </table:table-cell>
          <table:table-cell office:value-type="float" office:value="-0.517327112204087" calcext:value-type="float">
            <text:p>-0.517327112204087</text:p>
          </table:table-cell>
          <table:table-cell office:value-type="float" office:value="-0.0441806449557184" calcext:value-type="float">
            <text:p>-0.044180644955718</text:p>
          </table:table-cell>
          <table:table-cell office:value-type="float" office:value="-0.647635691335657" calcext:value-type="float">
            <text:p>-0.647635691335657</text:p>
          </table:table-cell>
          <table:table-cell office:value-type="float" office:value="0.979212232501753" calcext:value-type="float">
            <text:p>0.9792122325017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73244877785756" calcext:value-type="float">
            <text:p>0.087324487778576</text:p>
          </table:table-cell>
          <table:table-cell office:value-type="float" office:value="-0.0388887111604063" calcext:value-type="float">
            <text:p>-0.038888711160406</text:p>
          </table:table-cell>
          <table:table-cell office:value-type="float" office:value="-0.1681235506268" calcext:value-type="float">
            <text:p>-0.1681235506268</text:p>
          </table:table-cell>
          <table:table-cell office:value-type="float" office:value="-0.520153968061603" calcext:value-type="float">
            <text:p>-0.520153968061603</text:p>
          </table:table-cell>
          <table:table-cell office:value-type="float" office:value="-0.0463421391972976" calcext:value-type="float">
            <text:p>-0.046342139197298</text:p>
          </table:table-cell>
          <table:table-cell office:value-type="float" office:value="-0.66220964449693" calcext:value-type="float">
            <text:p>-0.66220964449693</text:p>
          </table:table-cell>
          <table:table-cell office:value-type="float" office:value="0.980582258539595" calcext:value-type="float">
            <text:p>0.980582258539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65451478570252" calcext:value-type="float">
            <text:p>0.086545147857025</text:p>
          </table:table-cell>
          <table:table-cell office:value-type="float" office:value="-0.0396106595185973" calcext:value-type="float">
            <text:p>-0.039610659518597</text:p>
          </table:table-cell>
          <table:table-cell office:value-type="float" office:value="-0.175368402594892" calcext:value-type="float">
            <text:p>-0.175368402594892</text:p>
          </table:table-cell>
          <table:table-cell office:value-type="float" office:value="-0.520810263805502" calcext:value-type="float">
            <text:p>-0.520810263805502</text:p>
          </table:table-cell>
          <table:table-cell office:value-type="float" office:value="-0.0479503704194403" calcext:value-type="float">
            <text:p>-0.04795037041944</text:p>
          </table:table-cell>
          <table:table-cell office:value-type="float" office:value="-0.669649152684061" calcext:value-type="float">
            <text:p>-0.669649152684061</text:p>
          </table:table-cell>
          <table:table-cell office:value-type="float" office:value="0.981066467091675" calcext:value-type="float">
            <text:p>0.9810664670916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87140488665221" calcext:value-type="float">
            <text:p>0.078714048866522</text:p>
          </table:table-cell>
          <table:table-cell office:value-type="float" office:value="-0.0398748800693127" calcext:value-type="float">
            <text:p>-0.039874880069313</text:p>
          </table:table-cell>
          <table:table-cell office:value-type="float" office:value="-0.171918280748259" calcext:value-type="float">
            <text:p>-0.171918280748259</text:p>
          </table:table-cell>
          <table:table-cell office:value-type="float" office:value="-0.521191496373711" calcext:value-type="float">
            <text:p>-0.521191496373711</text:p>
          </table:table-cell>
          <table:table-cell office:value-type="float" office:value="-0.0479856502578343" calcext:value-type="float">
            <text:p>-0.047985650257834</text:p>
          </table:table-cell>
          <table:table-cell office:value-type="float" office:value="-0.66811869187734" calcext:value-type="float">
            <text:p>-0.66811869187734</text:p>
          </table:table-cell>
          <table:table-cell office:value-type="float" office:value="0.980821725853183" calcext:value-type="float">
            <text:p>0.9808217258531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92888803551847" calcext:value-type="float">
            <text:p>0.092888803551847</text:p>
          </table:table-cell>
          <table:table-cell office:value-type="float" office:value="-0.0400698491619379" calcext:value-type="float">
            <text:p>-0.040069849161938</text:p>
          </table:table-cell>
          <table:table-cell office:value-type="float" office:value="-0.160324264250304" calcext:value-type="float">
            <text:p>-0.160324264250304</text:p>
          </table:table-cell>
          <table:table-cell office:value-type="float" office:value="-0.513519476459381" calcext:value-type="float">
            <text:p>-0.513519476459381</text:p>
          </table:table-cell>
          <table:table-cell office:value-type="float" office:value="-0.0471682169310435" calcext:value-type="float">
            <text:p>-0.047168216931044</text:p>
          </table:table-cell>
          <table:table-cell office:value-type="float" office:value="-0.665839084751926" calcext:value-type="float">
            <text:p>-0.665839084751926</text:p>
          </table:table-cell>
          <table:table-cell office:value-type="float" office:value="0.979481500464304" calcext:value-type="float">
            <text:p>0.9794815004643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15009532324777" calcext:value-type="float">
            <text:p>0.091500953232478</text:p>
          </table:table-cell>
          <table:table-cell office:value-type="float" office:value="-0.0459137188119589" calcext:value-type="float">
            <text:p>-0.045913718811959</text:p>
          </table:table-cell>
          <table:table-cell office:value-type="float" office:value="-0.189198534944205" calcext:value-type="float">
            <text:p>-0.189198534944205</text:p>
          </table:table-cell>
          <table:table-cell office:value-type="float" office:value="-0.515227498159768" calcext:value-type="float">
            <text:p>-0.515227498159768</text:p>
          </table:table-cell>
          <table:table-cell office:value-type="float" office:value="-0.0500969095745614" calcext:value-type="float">
            <text:p>-0.050096909574561</text:p>
          </table:table-cell>
          <table:table-cell office:value-type="float" office:value="-0.680421307488939" calcext:value-type="float">
            <text:p>-0.680421307488939</text:p>
          </table:table-cell>
          <table:table-cell office:value-type="float" office:value="0.979355029067137" calcext:value-type="float">
            <text:p>0.9793550290671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05659941704509" calcext:value-type="float">
            <text:p>0.090565994170451</text:p>
          </table:table-cell>
          <table:table-cell office:value-type="float" office:value="-0.0406729206775063" calcext:value-type="float">
            <text:p>-0.040672920677506</text:p>
          </table:table-cell>
          <table:table-cell office:value-type="float" office:value="-0.187251266055253" calcext:value-type="float">
            <text:p>-0.187251266055253</text:p>
          </table:table-cell>
          <table:table-cell office:value-type="float" office:value="-0.515749994459529" calcext:value-type="float">
            <text:p>-0.515749994459529</text:p>
          </table:table-cell>
          <table:table-cell office:value-type="float" office:value="-0.04396853313729" calcext:value-type="float">
            <text:p>-0.04396853313729</text:p>
          </table:table-cell>
          <table:table-cell office:value-type="float" office:value="-0.68077251407202" calcext:value-type="float">
            <text:p>-0.68077251407202</text:p>
          </table:table-cell>
          <table:table-cell office:value-type="float" office:value="0.97936019050086" calcext:value-type="float">
            <text:p>0.979360190500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04677685247964" calcext:value-type="float">
            <text:p>0.090467768524797</text:p>
          </table:table-cell>
          <table:table-cell office:value-type="float" office:value="-0.0291231124642445" calcext:value-type="float">
            <text:p>-0.029123112464245</text:p>
          </table:table-cell>
          <table:table-cell office:value-type="float" office:value="-0.182035147917831" calcext:value-type="float">
            <text:p>-0.182035147917831</text:p>
          </table:table-cell>
          <table:table-cell office:value-type="float" office:value="-0.515746372290586" calcext:value-type="float">
            <text:p>-0.515746372290586</text:p>
          </table:table-cell>
          <table:table-cell office:value-type="float" office:value="-0.0367515863245788" calcext:value-type="float">
            <text:p>-0.036751586324579</text:p>
          </table:table-cell>
          <table:table-cell office:value-type="float" office:value="-0.675770619213484" calcext:value-type="float">
            <text:p>-0.675770619213484</text:p>
          </table:table-cell>
          <table:table-cell office:value-type="float" office:value="0.979817418073099" calcext:value-type="float">
            <text:p>0.9798174180730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9530437720676" calcext:value-type="float">
            <text:p>0.089530437720676</text:p>
          </table:table-cell>
          <table:table-cell office:value-type="float" office:value="-0.0304868558414156" calcext:value-type="float">
            <text:p>-0.030486855841416</text:p>
          </table:table-cell>
          <table:table-cell office:value-type="float" office:value="-0.176392789355962" calcext:value-type="float">
            <text:p>-0.176392789355962</text:p>
          </table:table-cell>
          <table:table-cell office:value-type="float" office:value="-0.515958853722052" calcext:value-type="float">
            <text:p>-0.515958853722052</text:p>
          </table:table-cell>
          <table:table-cell office:value-type="float" office:value="-0.0361601817543913" calcext:value-type="float">
            <text:p>-0.036160181754391</text:p>
          </table:table-cell>
          <table:table-cell office:value-type="float" office:value="-0.669028019958446" calcext:value-type="float">
            <text:p>-0.669028019958446</text:p>
          </table:table-cell>
          <table:table-cell office:value-type="float" office:value="0.979756892257912" calcext:value-type="float">
            <text:p>0.9797568922579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9792038941988" calcext:value-type="float">
            <text:p>0.089792038941988</text:p>
          </table:table-cell>
          <table:table-cell office:value-type="float" office:value="-0.0295700285922954" calcext:value-type="float">
            <text:p>-0.029570028592295</text:p>
          </table:table-cell>
          <table:table-cell office:value-type="float" office:value="-0.171404776841544" calcext:value-type="float">
            <text:p>-0.171404776841544</text:p>
          </table:table-cell>
          <table:table-cell office:value-type="float" office:value="-0.515635993397042" calcext:value-type="float">
            <text:p>-0.515635993397042</text:p>
          </table:table-cell>
          <table:table-cell office:value-type="float" office:value="-0.0344812317474173" calcext:value-type="float">
            <text:p>-0.034481231747417</text:p>
          </table:table-cell>
          <table:table-cell office:value-type="float" office:value="-0.662833790562464" calcext:value-type="float">
            <text:p>-0.662833790562464</text:p>
          </table:table-cell>
          <table:table-cell office:value-type="float" office:value="0.979580485080151" calcext:value-type="float">
            <text:p>0.9795804850801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99457144196901" calcext:value-type="float">
            <text:p>0.08994571441969</text:p>
          </table:table-cell>
          <table:table-cell office:value-type="float" office:value="-0.0283709753667437" calcext:value-type="float">
            <text:p>-0.028370975366744</text:p>
          </table:table-cell>
          <table:table-cell office:value-type="float" office:value="-0.166490287967242" calcext:value-type="float">
            <text:p>-0.166490287967242</text:p>
          </table:table-cell>
          <table:table-cell office:value-type="float" office:value="-0.51538171963934" calcext:value-type="float">
            <text:p>-0.51538171963934</text:p>
          </table:table-cell>
          <table:table-cell office:value-type="float" office:value="-0.0326783239694396" calcext:value-type="float">
            <text:p>-0.03267832396944</text:p>
          </table:table-cell>
          <table:table-cell office:value-type="float" office:value="-0.65669657475955" calcext:value-type="float">
            <text:p>-0.65669657475955</text:p>
          </table:table-cell>
          <table:table-cell office:value-type="float" office:value="0.979362007345729" calcext:value-type="float">
            <text:p>0.9793620073457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900613900285859" calcext:value-type="float">
            <text:p>0.090061390028586</text:p>
          </table:table-cell>
          <table:table-cell office:value-type="float" office:value="-0.0282126818176402" calcext:value-type="float">
            <text:p>-0.02821268181764</text:p>
          </table:table-cell>
          <table:table-cell office:value-type="float" office:value="-0.161154282575814" calcext:value-type="float">
            <text:p>-0.161154282575814</text:p>
          </table:table-cell>
          <table:table-cell office:value-type="float" office:value="-0.515131990057748" calcext:value-type="float">
            <text:p>-0.515131990057748</text:p>
          </table:table-cell>
          <table:table-cell office:value-type="float" office:value="-0.0313472558334765" calcext:value-type="float">
            <text:p>-0.031347255833477</text:p>
          </table:table-cell>
          <table:table-cell office:value-type="float" office:value="-0.650253212695199" calcext:value-type="float">
            <text:p>-0.650253212695199</text:p>
          </table:table-cell>
          <table:table-cell office:value-type="float" office:value="0.979054382665166" calcext:value-type="float">
            <text:p>0.9790543826651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902212642986599" calcext:value-type="float">
            <text:p>0.09022126429866</text:p>
          </table:table-cell>
          <table:table-cell office:value-type="float" office:value="-0.0285281767729139" calcext:value-type="float">
            <text:p>-0.028528176772914</text:p>
          </table:table-cell>
          <table:table-cell office:value-type="float" office:value="-0.156118664120031" calcext:value-type="float">
            <text:p>-0.156118664120031</text:p>
          </table:table-cell>
          <table:table-cell office:value-type="float" office:value="-0.514862020053698" calcext:value-type="float">
            <text:p>-0.514862020053698</text:p>
          </table:table-cell>
          <table:table-cell office:value-type="float" office:value="-0.0302754122619504" calcext:value-type="float">
            <text:p>-0.03027541226195</text:p>
          </table:table-cell>
          <table:table-cell office:value-type="float" office:value="-0.643909598993039" calcext:value-type="float">
            <text:p>-0.643909598993039</text:p>
          </table:table-cell>
          <table:table-cell office:value-type="float" office:value="0.97868533844343" calcext:value-type="float">
            <text:p>0.978685338443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90286546734522" calcext:value-type="float">
            <text:p>0.090286546734522</text:p>
          </table:table-cell>
          <table:table-cell office:value-type="float" office:value="-0.0284939705803912" calcext:value-type="float">
            <text:p>-0.028493970580391</text:p>
          </table:table-cell>
          <table:table-cell office:value-type="float" office:value="-0.15127393107371" calcext:value-type="float">
            <text:p>-0.15127393107371</text:p>
          </table:table-cell>
          <table:table-cell office:value-type="float" office:value="-0.514655461647035" calcext:value-type="float">
            <text:p>-0.514655461647035</text:p>
          </table:table-cell>
          <table:table-cell office:value-type="float" office:value="-0.0290521132414758" calcext:value-type="float">
            <text:p>-0.029052113241476</text:p>
          </table:table-cell>
          <table:table-cell office:value-type="float" office:value="-0.637692160599763" calcext:value-type="float">
            <text:p>-0.637692160599763</text:p>
          </table:table-cell>
          <table:table-cell office:value-type="float" office:value="0.97829103975879" calcext:value-type="float">
            <text:p>0.978291039758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904388813253089" calcext:value-type="float">
            <text:p>0.090438881325309</text:p>
          </table:table-cell>
          <table:table-cell office:value-type="float" office:value="-0.0281508485966504" calcext:value-type="float">
            <text:p>-0.028150848596651</text:p>
          </table:table-cell>
          <table:table-cell office:value-type="float" office:value="-0.146241375432606" calcext:value-type="float">
            <text:p>-0.146241375432606</text:p>
          </table:table-cell>
          <table:table-cell office:value-type="float" office:value="-0.514420086598296" calcext:value-type="float">
            <text:p>-0.514420086598296</text:p>
          </table:table-cell>
          <table:table-cell office:value-type="float" office:value="-0.0276543416477539" calcext:value-type="float">
            <text:p>-0.027654341647754</text:p>
          </table:table-cell>
          <table:table-cell office:value-type="float" office:value="-0.631409519979353" calcext:value-type="float">
            <text:p>-0.631409519979353</text:p>
          </table:table-cell>
          <table:table-cell office:value-type="float" office:value="0.97784316864591" calcext:value-type="float">
            <text:p>0.97784316864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07133833654468" calcext:value-type="float">
            <text:p>0.090713383365447</text:p>
          </table:table-cell>
          <table:table-cell office:value-type="float" office:value="-0.0278722240613563" calcext:value-type="float">
            <text:p>-0.027872224061356</text:p>
          </table:table-cell>
          <table:table-cell office:value-type="float" office:value="-0.141266945331848" calcext:value-type="float">
            <text:p>-0.141266945331848</text:p>
          </table:table-cell>
          <table:table-cell office:value-type="float" office:value="-0.514133131438561" calcext:value-type="float">
            <text:p>-0.514133131438561</text:p>
          </table:table-cell>
          <table:table-cell office:value-type="float" office:value="-0.0262859648540037" calcext:value-type="float">
            <text:p>-0.026285964854004</text:p>
          </table:table-cell>
          <table:table-cell office:value-type="float" office:value="-0.625147263331152" calcext:value-type="float">
            <text:p>-0.625147263331152</text:p>
          </table:table-cell>
          <table:table-cell office:value-type="float" office:value="0.977338410751267" calcext:value-type="float">
            <text:p>0.9773384107512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09775357285693" calcext:value-type="float">
            <text:p>0.090977535728569</text:p>
          </table:table-cell>
          <table:table-cell office:value-type="float" office:value="-0.0277682301055201" calcext:value-type="float">
            <text:p>-0.02776823010552</text:p>
          </table:table-cell>
          <table:table-cell office:value-type="float" office:value="-0.136204062697676" calcext:value-type="float">
            <text:p>-0.136204062697676</text:p>
          </table:table-cell>
          <table:table-cell office:value-type="float" office:value="-0.513853010107625" calcext:value-type="float">
            <text:p>-0.513853010107625</text:p>
          </table:table-cell>
          <table:table-cell office:value-type="float" office:value="-0.0249910930361372" calcext:value-type="float">
            <text:p>-0.024991093036137</text:p>
          </table:table-cell>
          <table:table-cell office:value-type="float" office:value="-0.618825925166902" calcext:value-type="float">
            <text:p>-0.618825925166902</text:p>
          </table:table-cell>
          <table:table-cell office:value-type="float" office:value="0.976781574406823" calcext:value-type="float">
            <text:p>0.9767815744068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1259949980918" calcext:value-type="float">
            <text:p>0.091259949980918</text:p>
          </table:table-cell>
          <table:table-cell office:value-type="float" office:value="-0.0276865331530948" calcext:value-type="float">
            <text:p>-0.027686533153095</text:p>
          </table:table-cell>
          <table:table-cell office:value-type="float" office:value="-0.131215713997165" calcext:value-type="float">
            <text:p>-0.131215713997165</text:p>
          </table:table-cell>
          <table:table-cell office:value-type="float" office:value="-0.513572318965027" calcext:value-type="float">
            <text:p>-0.513572318965027</text:p>
          </table:table-cell>
          <table:table-cell office:value-type="float" office:value="-0.0237095042757823" calcext:value-type="float">
            <text:p>-0.023709504275782</text:p>
          </table:table-cell>
          <table:table-cell office:value-type="float" office:value="-0.612539552442876" calcext:value-type="float">
            <text:p>-0.612539552442876</text:p>
          </table:table-cell>
          <table:table-cell office:value-type="float" office:value="0.97618167963709" calcext:value-type="float">
            <text:p>0.976181679637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915551698051321" calcext:value-type="float">
            <text:p>0.091555169805132</text:p>
          </table:table-cell>
          <table:table-cell office:value-type="float" office:value="-0.0275219405428837" calcext:value-type="float">
            <text:p>-0.027521940542884</text:p>
          </table:table-cell>
          <table:table-cell office:value-type="float" office:value="-0.126211093399682" calcext:value-type="float">
            <text:p>-0.126211093399682</text:p>
          </table:table-cell>
          <table:table-cell office:value-type="float" office:value="-0.51329697106377" calcext:value-type="float">
            <text:p>-0.51329697106377</text:p>
          </table:table-cell>
          <table:table-cell office:value-type="float" office:value="-0.0223810804889443" calcext:value-type="float">
            <text:p>-0.022381080488944</text:p>
          </table:table-cell>
          <table:table-cell office:value-type="float" office:value="-0.606254159840795" calcext:value-type="float">
            <text:p>-0.606254159840795</text:p>
          </table:table-cell>
          <table:table-cell office:value-type="float" office:value="0.975539074172288" calcext:value-type="float">
            <text:p>0.9755390741722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918808672509123" calcext:value-type="float">
            <text:p>0.091880867250912</text:p>
          </table:table-cell>
          <table:table-cell office:value-type="float" office:value="-0.0273151778861068" calcext:value-type="float">
            <text:p>-0.027315177886107</text:p>
          </table:table-cell>
          <table:table-cell office:value-type="float" office:value="-0.121214701788204" calcext:value-type="float">
            <text:p>-0.121214701788204</text:p>
          </table:table-cell>
          <table:table-cell office:value-type="float" office:value="-0.513017719503652" calcext:value-type="float">
            <text:p>-0.513017719503652</text:p>
          </table:table-cell>
          <table:table-cell office:value-type="float" office:value="-0.0210271100464915" calcext:value-type="float">
            <text:p>-0.021027110046492</text:p>
          </table:table-cell>
          <table:table-cell office:value-type="float" office:value="-0.599978188446667" calcext:value-type="float">
            <text:p>-0.599978188446667</text:p>
          </table:table-cell>
          <table:table-cell office:value-type="float" office:value="0.974852629038576" calcext:value-type="float">
            <text:p>0.9748526290385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22027448469884" calcext:value-type="float">
            <text:p>0.092202744846989</text:p>
          </table:table-cell>
          <table:table-cell office:value-type="float" office:value="-0.0271653445618627" calcext:value-type="float">
            <text:p>-0.027165344561863</text:p>
          </table:table-cell>
          <table:table-cell office:value-type="float" office:value="-0.116202550803114" calcext:value-type="float">
            <text:p>-0.116202550803114</text:p>
          </table:table-cell>
          <table:table-cell office:value-type="float" office:value="-0.512746754291286" calcext:value-type="float">
            <text:p>-0.512746754291286</text:p>
          </table:table-cell>
          <table:table-cell office:value-type="float" office:value="-0.0196953850573336" calcext:value-type="float">
            <text:p>-0.019695385057334</text:p>
          </table:table-cell>
          <table:table-cell office:value-type="float" office:value="-0.593691569568292" calcext:value-type="float">
            <text:p>-0.593691569568292</text:p>
          </table:table-cell>
          <table:table-cell office:value-type="float" office:value="0.974121840896851" calcext:value-type="float">
            <text:p>0.9741218408968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922264531973459" calcext:value-type="float">
            <text:p>0.092226453197346</text:p>
          </table:table-cell>
          <table:table-cell office:value-type="float" office:value="-0.0279295020364333" calcext:value-type="float">
            <text:p>-0.027929502036433</text:p>
          </table:table-cell>
          <table:table-cell office:value-type="float" office:value="-0.111242363050667" calcext:value-type="float">
            <text:p>-0.111242363050667</text:p>
          </table:table-cell>
          <table:table-cell office:value-type="float" office:value="-0.512583121002287" calcext:value-type="float">
            <text:p>-0.512583121002287</text:p>
          </table:table-cell>
          <table:table-cell office:value-type="float" office:value="-0.0188280634398815" calcext:value-type="float">
            <text:p>-0.018828063439882</text:p>
          </table:table-cell>
          <table:table-cell office:value-type="float" office:value="-0.587350974848697" calcext:value-type="float">
            <text:p>-0.587350974848697</text:p>
          </table:table-cell>
          <table:table-cell office:value-type="float" office:value="0.97335283673353" calcext:value-type="float">
            <text:p>0.97335283673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7:57:53.909807385</dc:date>
    <meta:editing-duration>PT1M43S</meta:editing-duration>
    <meta:editing-cycles>1</meta:editing-cycles>
    <meta:document-statistic meta:table-count="1" meta:cell-count="6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difference.A1:difference.D87" svg:x="0.32cm" svg:y="0.18cm" svg:width="12.508cm" svg:height="8.64cm">
          <chartooo:coordinate-region svg:x="1.338cm" svg:y="0.379cm" svg:width="11.2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fference.B1:difference.B87" chart:class="chart:scatter">
            <chart:domain table:cell-range-address="difference.A1:difference.A87"/>
            <chart:data-point chart:repeated="87"/>
          </chart:series>
          <chart:series chart:style-name="ch7" chart:values-cell-range-address="difference.C1:difference.C87" chart:class="chart:scatter">
            <chart:data-point chart:repeated="87"/>
          </chart:series>
          <chart:series chart:style-name="ch8" chart:values-cell-range-address="difference.D1:difference.D87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fference.A1:difference.A87</svg:desc>
                </draw:g>
              </table:table-cell>
              <table:table-cell office:value-type="float" office:value="0.000878768349915626">
                <text:p>0.000878768349915626</text:p>
                <draw:g>
                  <svg:desc>difference.B1:difference.B87</svg:desc>
                </draw:g>
              </table:table-cell>
              <table:table-cell office:value-type="float" office:value="0.0086266496641608">
                <text:p>0.0086266496641608</text:p>
                <draw:g>
                  <svg:desc>difference.C1:difference.C87</svg:desc>
                </draw:g>
              </table:table-cell>
              <table:table-cell office:value-type="float" office:value="-0.0143368579790224">
                <text:p>-0.0143368579790224</text:p>
                <draw:g>
                  <svg:desc>difference.D1:difference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979256744344126">
                <text:p>0.000979256744344126</text:p>
              </table:table-cell>
              <table:table-cell office:value-type="float" office:value="0.00371197171464217">
                <text:p>0.00371197171464217</text:p>
              </table:table-cell>
              <table:table-cell office:value-type="float" office:value="-0.00602058929874927">
                <text:p>-0.00602058929874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13853436255086">
                <text:p>0.0013853436255086</text:p>
              </table:table-cell>
              <table:table-cell office:value-type="float" office:value="-0.000705698198718657">
                <text:p>-0.000705698198718657</text:p>
              </table:table-cell>
              <table:table-cell office:value-type="float" office:value="-0.00413750940811652">
                <text:p>-0.00413750940811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68011676443">
                <text:p>0.00168011676443</text:p>
              </table:table-cell>
              <table:table-cell office:value-type="float" office:value="-0.00490462928847078">
                <text:p>-0.00490462928847078</text:p>
              </table:table-cell>
              <table:table-cell office:value-type="float" office:value="-0.00414295897574479">
                <text:p>-0.00414295897574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96690019796941">
                <text:p>0.00196690019796941</text:p>
              </table:table-cell>
              <table:table-cell office:value-type="float" office:value="-0.00881053944288068">
                <text:p>-0.00881053944288068</text:p>
              </table:table-cell>
              <table:table-cell office:value-type="float" office:value="-0.00456996682824995">
                <text:p>-0.00456996682824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224604217601632">
                <text:p>0.00224604217601632</text:p>
              </table:table-cell>
              <table:table-cell office:value-type="float" office:value="-0.0207369710492306">
                <text:p>-0.0207369710492306</text:p>
              </table:table-cell>
              <table:table-cell office:value-type="float" office:value="0.00164596388373617">
                <text:p>0.00164596388373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58835698521081">
                <text:p>0.00158835698521081</text:p>
              </table:table-cell>
              <table:table-cell office:value-type="float" office:value="-0.0203111103210105">
                <text:p>-0.0203111103210105</text:p>
              </table:table-cell>
              <table:table-cell office:value-type="float" office:value="-0.00313248240646002">
                <text:p>-0.00313248240646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108854452014928">
                <text:p>0.00108854452014928</text:p>
              </table:table-cell>
              <table:table-cell office:value-type="float" office:value="-0.0202457759879184">
                <text:p>-0.0202457759879184</text:p>
              </table:table-cell>
              <table:table-cell office:value-type="float" office:value="-0.00775909091662286">
                <text:p>-0.00775909091662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667143819372662">
                <text:p>0.000667143819372662</text:p>
              </table:table-cell>
              <table:table-cell office:value-type="float" office:value="-0.0201940658444585">
                <text:p>-0.0201940658444585</text:p>
              </table:table-cell>
              <table:table-cell office:value-type="float" office:value="-0.0121582071400975">
                <text:p>-0.0121582071400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136970660586544">
                <text:p>0.000136970660586544</text:p>
              </table:table-cell>
              <table:table-cell office:value-type="float" office:value="-0.020131637547153">
                <text:p>-0.020131637547153</text:p>
              </table:table-cell>
              <table:table-cell office:value-type="float" office:value="-0.016554247194692">
                <text:p>-0.01655424719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00451204525317633">
                <text:p>-0.000451204525317633</text:p>
              </table:table-cell>
              <table:table-cell office:value-type="float" office:value="-0.0200637200332553">
                <text:p>-0.0200637200332553</text:p>
              </table:table-cell>
              <table:table-cell office:value-type="float" office:value="-0.0208476718166074">
                <text:p>-0.0208476718166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109437443987256">
                <text:p>-0.00109437443987256</text:p>
              </table:table-cell>
              <table:table-cell office:value-type="float" office:value="-0.0199890743643918">
                <text:p>-0.0199890743643918</text:p>
              </table:table-cell>
              <table:table-cell office:value-type="float" office:value="-0.0250932452197468">
                <text:p>-0.0250932452197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0156829616408746">
                <text:p>-0.00156829616408746</text:p>
              </table:table-cell>
              <table:table-cell office:value-type="float" office:value="-0.019914064504039">
                <text:p>-0.019914064504039</text:p>
              </table:table-cell>
              <table:table-cell office:value-type="float" office:value="-0.0295386675591803">
                <text:p>-0.0295386675591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0173677955670301">
                <text:p>-0.00173677955670301</text:p>
              </table:table-cell>
              <table:table-cell office:value-type="float" office:value="-0.0198423325961266">
                <text:p>-0.0198423325961266</text:p>
              </table:table-cell>
              <table:table-cell office:value-type="float" office:value="-0.0343267738111083">
                <text:p>-0.0343267738111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176394729381593">
                <text:p>-0.00176394729381593</text:p>
              </table:table-cell>
              <table:table-cell office:value-type="float" office:value="-0.0197688681463062">
                <text:p>-0.0197688681463062</text:p>
              </table:table-cell>
              <table:table-cell office:value-type="float" office:value="-0.0391788745252287">
                <text:p>-0.0391788745252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177491971173271">
                <text:p>-0.00177491971173271</text:p>
              </table:table-cell>
              <table:table-cell office:value-type="float" office:value="-0.019683732327052">
                <text:p>-0.019683732327052</text:p>
              </table:table-cell>
              <table:table-cell office:value-type="float" office:value="-0.0440959794422887">
                <text:p>-0.0440959794422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178129557644188">
                <text:p>-0.00178129557644188</text:p>
              </table:table-cell>
              <table:table-cell office:value-type="float" office:value="-0.0195885172304247">
                <text:p>-0.0195885172304247</text:p>
              </table:table-cell>
              <table:table-cell office:value-type="float" office:value="-0.0489340611094326">
                <text:p>-0.0489340611094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180997389336207">
                <text:p>-0.00180997389336207</text:p>
              </table:table-cell>
              <table:table-cell office:value-type="float" office:value="-0.0194778094664742">
                <text:p>-0.0194778094664742</text:p>
              </table:table-cell>
              <table:table-cell office:value-type="float" office:value="-0.0538096704497099">
                <text:p>-0.0538096704497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183870813044404">
                <text:p>-0.00183870813044404</text:p>
              </table:table-cell>
              <table:table-cell office:value-type="float" office:value="-0.0193485152180233">
                <text:p>-0.0193485152180233</text:p>
              </table:table-cell>
              <table:table-cell office:value-type="float" office:value="-0.0587382923259723">
                <text:p>-0.0587382923259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1876321290459">
                <text:p>-0.001876321290459</text:p>
              </table:table-cell>
              <table:table-cell office:value-type="float" office:value="-0.0191957482033847">
                <text:p>-0.0191957482033847</text:p>
              </table:table-cell>
              <table:table-cell office:value-type="float" office:value="-0.0636294054706151">
                <text:p>-0.0636294054706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186063576305628">
                <text:p>-0.00186063576305628</text:p>
              </table:table-cell>
              <table:table-cell office:value-type="float" office:value="-0.0190290912986278">
                <text:p>-0.0190290912986278</text:p>
              </table:table-cell>
              <table:table-cell office:value-type="float" office:value="-0.0682094516988285">
                <text:p>-0.0682094516988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00840239066872389">
                <text:p>-0.000840239066872389</text:p>
              </table:table-cell>
              <table:table-cell office:value-type="float" office:value="-0.0188609595460415">
                <text:p>-0.0188609595460415</text:p>
              </table:table-cell>
              <table:table-cell office:value-type="float" office:value="-0.0723184968454468">
                <text:p>-0.0723184968454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130515295958511">
                <text:p>-0.00130515295958511</text:p>
              </table:table-cell>
              <table:table-cell office:value-type="float" office:value="-0.0186180993488033">
                <text:p>-0.0186180993488033</text:p>
              </table:table-cell>
              <table:table-cell office:value-type="float" office:value="-0.0733010171582134">
                <text:p>-0.0733010171582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232649860540957">
                <text:p>0.00232649860540957</text:p>
              </table:table-cell>
              <table:table-cell office:value-type="float" office:value="-0.0176236996417841">
                <text:p>-0.0176236996417841</text:p>
              </table:table-cell>
              <table:table-cell office:value-type="float" office:value="-0.0705860202867993">
                <text:p>-0.0705860202867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0281452738770949">
                <text:p>-0.00281452738770949</text:p>
              </table:table-cell>
              <table:table-cell office:value-type="float" office:value="-0.0169702358020065">
                <text:p>-0.0169702358020065</text:p>
              </table:table-cell>
              <table:table-cell office:value-type="float" office:value="-0.0749301998117351">
                <text:p>-0.074930199811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0259640824278298">
                <text:p>-0.00259640824278298</text:p>
              </table:table-cell>
              <table:table-cell office:value-type="float" office:value="-0.0181174303877523">
                <text:p>-0.0181174303877523</text:p>
              </table:table-cell>
              <table:table-cell office:value-type="float" office:value="-0.0787337992325597">
                <text:p>-0.0787337992325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231856182465293">
                <text:p>0.00231856182465293</text:p>
              </table:table-cell>
              <table:table-cell office:value-type="float" office:value="-0.018218908310033">
                <text:p>-0.018218908310033</text:p>
              </table:table-cell>
              <table:table-cell office:value-type="float" office:value="-0.0796383028270303">
                <text:p>-0.0796383028270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656159387668487">
                <text:p>0.00656159387668487</text:p>
              </table:table-cell>
              <table:table-cell office:value-type="float" office:value="-0.0183915507572775">
                <text:p>-0.0183915507572775</text:p>
              </table:table-cell>
              <table:table-cell office:value-type="float" office:value="-0.0809734356952575">
                <text:p>-0.0809734356952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09574433297406">
                <text:p>0.0109574433297406</text:p>
              </table:table-cell>
              <table:table-cell office:value-type="float" office:value="-0.0184240454472178">
                <text:p>-0.0184240454472178</text:p>
              </table:table-cell>
              <table:table-cell office:value-type="float" office:value="-0.0825546341896519">
                <text:p>-0.0825546341896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3759869778963">
                <text:p>0.0153759869778963</text:p>
              </table:table-cell>
              <table:table-cell office:value-type="float" office:value="-0.0184371443851529">
                <text:p>-0.0184371443851529</text:p>
              </table:table-cell>
              <table:table-cell office:value-type="float" office:value="-0.0846776607184213">
                <text:p>-0.0846776607184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97925435070639">
                <text:p>0.0197925435070639</text:p>
              </table:table-cell>
              <table:table-cell office:value-type="float" office:value="-0.0184573136371757">
                <text:p>-0.0184573136371757</text:p>
              </table:table-cell>
              <table:table-cell office:value-type="float" office:value="-0.0873700724711379">
                <text:p>-0.0873700724711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42197309268986">
                <text:p>0.0242197309268986</text:p>
              </table:table-cell>
              <table:table-cell office:value-type="float" office:value="-0.0184672892969509">
                <text:p>-0.0184672892969509</text:p>
              </table:table-cell>
              <table:table-cell office:value-type="float" office:value="-0.0905813793610002">
                <text:p>-0.090581379361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9178707807387">
                <text:p>0.0289178707807387</text:p>
              </table:table-cell>
              <table:table-cell office:value-type="float" office:value="-0.0184617619706371">
                <text:p>-0.0184617619706371</text:p>
              </table:table-cell>
              <table:table-cell office:value-type="float" office:value="-0.0937950405890315">
                <text:p>-0.0937950405890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343415167161915">
                <text:p>0.0343415167161915</text:p>
              </table:table-cell>
              <table:table-cell office:value-type="float" office:value="-0.0186648928377607">
                <text:p>-0.0186648928377607</text:p>
              </table:table-cell>
              <table:table-cell office:value-type="float" office:value="-0.0930768238853049">
                <text:p>-0.09307682388530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468128723687939">
                <text:p>0.0468128723687939</text:p>
              </table:table-cell>
              <table:table-cell office:value-type="float" office:value="-0.0187913663291574">
                <text:p>-0.0187913663291574</text:p>
              </table:table-cell>
              <table:table-cell office:value-type="float" office:value="-0.0860598374736204">
                <text:p>-0.0860598374736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439102700856491">
                <text:p>0.0439102700856491</text:p>
              </table:table-cell>
              <table:table-cell office:value-type="float" office:value="-0.01856831558638">
                <text:p>-0.01856831558638</text:p>
              </table:table-cell>
              <table:table-cell office:value-type="float" office:value="-0.0853078499312736">
                <text:p>-0.085307849931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444076953183808">
                <text:p>0.0444076953183808</text:p>
              </table:table-cell>
              <table:table-cell office:value-type="float" office:value="-0.018139516493271">
                <text:p>-0.018139516493271</text:p>
              </table:table-cell>
              <table:table-cell office:value-type="float" office:value="-0.0898332292809738">
                <text:p>-0.089833229280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443817158098452">
                <text:p>0.0443817158098452</text:p>
              </table:table-cell>
              <table:table-cell office:value-type="float" office:value="-0.0176993990997661">
                <text:p>-0.0176993990997661</text:p>
              </table:table-cell>
              <table:table-cell office:value-type="float" office:value="-0.0936248100200282">
                <text:p>-0.0936248100200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444607055647004">
                <text:p>0.0444607055647004</text:p>
              </table:table-cell>
              <table:table-cell office:value-type="float" office:value="-0.0171759203760893">
                <text:p>-0.0171759203760893</text:p>
              </table:table-cell>
              <table:table-cell office:value-type="float" office:value="-0.0969669185891149">
                <text:p>-0.0969669185891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445514719029008">
                <text:p>0.0445514719029008</text:p>
              </table:table-cell>
              <table:table-cell office:value-type="float" office:value="-0.0167129526091962">
                <text:p>-0.0167129526091962</text:p>
              </table:table-cell>
              <table:table-cell office:value-type="float" office:value="-0.0998824890943189">
                <text:p>-0.0998824890943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444295807177737">
                <text:p>0.0444295807177737</text:p>
              </table:table-cell>
              <table:table-cell office:value-type="float" office:value="-0.0164700961627172">
                <text:p>-0.0164700961627172</text:p>
              </table:table-cell>
              <table:table-cell office:value-type="float" office:value="-0.100468335503255">
                <text:p>-0.100468335503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4954580310868">
                <text:p>0.044954580310868</text:p>
              </table:table-cell>
              <table:table-cell office:value-type="float" office:value="-0.0165290394536806">
                <text:p>-0.0165290394536806</text:p>
              </table:table-cell>
              <table:table-cell office:value-type="float" office:value="-0.104083885851083">
                <text:p>-0.1040838858510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457311850160397">
                <text:p>0.0457311850160397</text:p>
              </table:table-cell>
              <table:table-cell office:value-type="float" office:value="-0.0169855980877064">
                <text:p>-0.0169855980877064</text:p>
              </table:table-cell>
              <table:table-cell office:value-type="float" office:value="-0.110290511956748">
                <text:p>-0.110290511956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460028188263048">
                <text:p>0.0460028188263048</text:p>
              </table:table-cell>
              <table:table-cell office:value-type="float" office:value="-0.0175583981143381">
                <text:p>-0.0175583981143381</text:p>
              </table:table-cell>
              <table:table-cell office:value-type="float" office:value="-0.114660173883806">
                <text:p>-0.114660173883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387618895594413">
                <text:p>0.0387618895594413</text:p>
              </table:table-cell>
              <table:table-cell office:value-type="float" office:value="-0.0175405814415288">
                <text:p>-0.0175405814415288</text:p>
              </table:table-cell>
              <table:table-cell office:value-type="float" office:value="-0.126979170813405">
                <text:p>-0.1269791708134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450919631194327">
                <text:p>0.0450919631194327</text:p>
              </table:table-cell>
              <table:table-cell office:value-type="float" office:value="-0.0179969324859249">
                <text:p>-0.0179969324859249</text:p>
              </table:table-cell>
              <table:table-cell office:value-type="float" office:value="-0.127590579925398">
                <text:p>-0.1275905799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510309031028002">
                <text:p>0.0510309031028002</text:p>
              </table:table-cell>
              <table:table-cell office:value-type="float" office:value="-0.017783346954983">
                <text:p>-0.017783346954983</text:p>
              </table:table-cell>
              <table:table-cell office:value-type="float" office:value="-0.118881805039069">
                <text:p>-0.118881805039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630964861716886">
                <text:p>0.0630964861716886</text:p>
              </table:table-cell>
              <table:table-cell office:value-type="float" office:value="-0.0179274028900095">
                <text:p>-0.0179274028900095</text:p>
              </table:table-cell>
              <table:table-cell office:value-type="float" office:value="-0.111415678766345">
                <text:p>-0.111415678766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599592080792973">
                <text:p>0.0599592080792973</text:p>
              </table:table-cell>
              <table:table-cell office:value-type="float" office:value="-0.01740672075371">
                <text:p>-0.01740672075371</text:p>
              </table:table-cell>
              <table:table-cell office:value-type="float" office:value="-0.127721011543254">
                <text:p>-0.127721011543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593819332881031">
                <text:p>0.0593819332881031</text:p>
              </table:table-cell>
              <table:table-cell office:value-type="float" office:value="-0.01826177638555">
                <text:p>-0.01826177638555</text:p>
              </table:table-cell>
              <table:table-cell office:value-type="float" office:value="-0.134867092375543">
                <text:p>-0.134867092375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587551124698847">
                <text:p>0.0587551124698847</text:p>
              </table:table-cell>
              <table:table-cell office:value-type="float" office:value="-0.0187436134391426">
                <text:p>-0.0187436134391426</text:p>
              </table:table-cell>
              <table:table-cell office:value-type="float" office:value="-0.130322295824244">
                <text:p>-0.130322295824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599954638135938">
                <text:p>0.0599954638135938</text:p>
              </table:table-cell>
              <table:table-cell office:value-type="float" office:value="-0.0181604030329097">
                <text:p>-0.0181604030329097</text:p>
              </table:table-cell>
              <table:table-cell office:value-type="float" office:value="-0.141036554918336">
                <text:p>-0.141036554918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595085128470051">
                <text:p>0.0595085128470051</text:p>
              </table:table-cell>
              <table:table-cell office:value-type="float" office:value="-0.0185643284188216">
                <text:p>-0.0185643284188216</text:p>
              </table:table-cell>
              <table:table-cell office:value-type="float" office:value="-0.146485967995374">
                <text:p>-0.1464859679953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593868317472259">
                <text:p>0.0593868317472259</text:p>
              </table:table-cell>
              <table:table-cell office:value-type="float" office:value="-0.0122441191944383">
                <text:p>-0.0122441191944383</text:p>
              </table:table-cell>
              <table:table-cell office:value-type="float" office:value="-0.154604235745186">
                <text:p>-0.154604235745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58523143854378">
                <text:p>0.058523143854378</text:p>
              </table:table-cell>
              <table:table-cell office:value-type="float" office:value="-0.0193301459681988">
                <text:p>-0.0193301459681988</text:p>
              </table:table-cell>
              <table:table-cell office:value-type="float" office:value="-0.155568259698305">
                <text:p>-0.155568259698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585028955089082">
                <text:p>0.0585028955089082</text:p>
              </table:table-cell>
              <table:table-cell office:value-type="float" office:value="-0.0247714810326248">
                <text:p>-0.0247714810326248</text:p>
              </table:table-cell>
              <table:table-cell office:value-type="float" office:value="-0.148198943247248">
                <text:p>-0.148198943247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589813789134126">
                <text:p>0.0589813789134126</text:p>
              </table:table-cell>
              <table:table-cell office:value-type="float" office:value="-0.0295731443377606">
                <text:p>-0.0295731443377606</text:p>
              </table:table-cell>
              <table:table-cell office:value-type="float" office:value="-0.146966853627257">
                <text:p>-0.146966853627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590774730106844">
                <text:p>0.0590774730106844</text:p>
              </table:table-cell>
              <table:table-cell office:value-type="float" office:value="-0.0413560664503637">
                <text:p>-0.0413560664503637</text:p>
              </table:table-cell>
              <table:table-cell office:value-type="float" office:value="-0.139727298085124">
                <text:p>-0.139727298085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611119644616605">
                <text:p>0.0611119644616605</text:p>
              </table:table-cell>
              <table:table-cell office:value-type="float" office:value="-0.0390392868243231">
                <text:p>-0.0390392868243231</text:p>
              </table:table-cell>
              <table:table-cell office:value-type="float" office:value="-0.157766202740347">
                <text:p>-0.157766202740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3529189585654">
                <text:p>0.053529189585654</text:p>
              </table:table-cell>
              <table:table-cell office:value-type="float" office:value="-0.0387137894247766">
                <text:p>-0.0387137894247766</text:p>
              </table:table-cell>
              <table:table-cell office:value-type="float" office:value="-0.177187121794236">
                <text:p>-0.177187121794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606711937693459">
                <text:p>0.0606711937693459</text:p>
              </table:table-cell>
              <table:table-cell office:value-type="float" office:value="-0.0395036524565439">
                <text:p>-0.0395036524565439</text:p>
              </table:table-cell>
              <table:table-cell office:value-type="float" office:value="-0.167185829983116">
                <text:p>-0.167185829983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666705800993752">
                <text:p>0.0666705800993752</text:p>
              </table:table-cell>
              <table:table-cell office:value-type="float" office:value="-0.0405176647027446">
                <text:p>-0.0405176647027446</text:p>
              </table:table-cell>
              <table:table-cell office:value-type="float" office:value="-0.155441709482361">
                <text:p>-0.155441709482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714475172633682">
                <text:p>0.0714475172633682</text:p>
              </table:table-cell>
              <table:table-cell office:value-type="float" office:value="-0.0398285052629539">
                <text:p>-0.0398285052629539</text:p>
              </table:table-cell>
              <table:table-cell office:value-type="float" office:value="-0.153970450523324">
                <text:p>-0.153970450523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759692759596797">
                <text:p>0.0759692759596797</text:p>
              </table:table-cell>
              <table:table-cell office:value-type="float" office:value="-0.0392441235724447">
                <text:p>-0.0392441235724447</text:p>
              </table:table-cell>
              <table:table-cell office:value-type="float" office:value="-0.154056293452045">
                <text:p>-0.154056293452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801924304321929">
                <text:p>0.0801924304321929</text:p>
              </table:table-cell>
              <table:table-cell office:value-type="float" office:value="-0.0394480981938625">
                <text:p>-0.0394480981938625</text:p>
              </table:table-cell>
              <table:table-cell office:value-type="float" office:value="-0.154189758494925">
                <text:p>-0.154189758494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917761517038785">
                <text:p>0.0917761517038785</text:p>
              </table:table-cell>
              <table:table-cell office:value-type="float" office:value="-0.0399768825772975">
                <text:p>-0.0399768825772975</text:p>
              </table:table-cell>
              <table:table-cell office:value-type="float" office:value="-0.146908870431206">
                <text:p>-0.1469088704312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873244877785756">
                <text:p>0.0873244877785756</text:p>
              </table:table-cell>
              <table:table-cell office:value-type="float" office:value="-0.0388887111604063">
                <text:p>-0.0388887111604063</text:p>
              </table:table-cell>
              <table:table-cell office:value-type="float" office:value="-0.1681235506268">
                <text:p>-0.1681235506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865451478570252">
                <text:p>0.0865451478570252</text:p>
              </table:table-cell>
              <table:table-cell office:value-type="float" office:value="-0.0396106595185973">
                <text:p>-0.0396106595185973</text:p>
              </table:table-cell>
              <table:table-cell office:value-type="float" office:value="-0.175368402594892">
                <text:p>-0.1753684025948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787140488665221">
                <text:p>0.0787140488665221</text:p>
              </table:table-cell>
              <table:table-cell office:value-type="float" office:value="-0.0398748800693127">
                <text:p>-0.0398748800693127</text:p>
              </table:table-cell>
              <table:table-cell office:value-type="float" office:value="-0.171918280748259">
                <text:p>-0.171918280748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92888803551847">
                <text:p>0.092888803551847</text:p>
              </table:table-cell>
              <table:table-cell office:value-type="float" office:value="-0.0400698491619379">
                <text:p>-0.0400698491619379</text:p>
              </table:table-cell>
              <table:table-cell office:value-type="float" office:value="-0.160324264250304">
                <text:p>-0.160324264250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915009532324777">
                <text:p>0.0915009532324777</text:p>
              </table:table-cell>
              <table:table-cell office:value-type="float" office:value="-0.0459137188119589">
                <text:p>-0.0459137188119589</text:p>
              </table:table-cell>
              <table:table-cell office:value-type="float" office:value="-0.189198534944205">
                <text:p>-0.189198534944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905659941704509">
                <text:p>0.0905659941704509</text:p>
              </table:table-cell>
              <table:table-cell office:value-type="float" office:value="-0.0406729206775063">
                <text:p>-0.0406729206775063</text:p>
              </table:table-cell>
              <table:table-cell office:value-type="float" office:value="-0.187251266055253">
                <text:p>-0.187251266055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904677685247964">
                <text:p>0.0904677685247964</text:p>
              </table:table-cell>
              <table:table-cell office:value-type="float" office:value="-0.0291231124642445">
                <text:p>-0.0291231124642445</text:p>
              </table:table-cell>
              <table:table-cell office:value-type="float" office:value="-0.182035147917831">
                <text:p>-0.182035147917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89530437720676">
                <text:p>0.089530437720676</text:p>
              </table:table-cell>
              <table:table-cell office:value-type="float" office:value="-0.0304868558414156">
                <text:p>-0.0304868558414156</text:p>
              </table:table-cell>
              <table:table-cell office:value-type="float" office:value="-0.176392789355962">
                <text:p>-0.176392789355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89792038941988">
                <text:p>0.089792038941988</text:p>
              </table:table-cell>
              <table:table-cell office:value-type="float" office:value="-0.0295700285922954">
                <text:p>-0.0295700285922954</text:p>
              </table:table-cell>
              <table:table-cell office:value-type="float" office:value="-0.171404776841544">
                <text:p>-0.1714047768415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899457144196901">
                <text:p>0.0899457144196901</text:p>
              </table:table-cell>
              <table:table-cell office:value-type="float" office:value="-0.0283709753667437">
                <text:p>-0.0283709753667437</text:p>
              </table:table-cell>
              <table:table-cell office:value-type="float" office:value="-0.166490287967242">
                <text:p>-0.1664902879672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900613900285859">
                <text:p>0.0900613900285859</text:p>
              </table:table-cell>
              <table:table-cell office:value-type="float" office:value="-0.0282126818176402">
                <text:p>-0.0282126818176402</text:p>
              </table:table-cell>
              <table:table-cell office:value-type="float" office:value="-0.161154282575814">
                <text:p>-0.161154282575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902212642986599">
                <text:p>0.0902212642986599</text:p>
              </table:table-cell>
              <table:table-cell office:value-type="float" office:value="-0.0285281767729139">
                <text:p>-0.0285281767729139</text:p>
              </table:table-cell>
              <table:table-cell office:value-type="float" office:value="-0.156118664120031">
                <text:p>-0.156118664120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90286546734522">
                <text:p>0.090286546734522</text:p>
              </table:table-cell>
              <table:table-cell office:value-type="float" office:value="-0.0284939705803912">
                <text:p>-0.0284939705803912</text:p>
              </table:table-cell>
              <table:table-cell office:value-type="float" office:value="-0.15127393107371">
                <text:p>-0.15127393107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904388813253089">
                <text:p>0.0904388813253089</text:p>
              </table:table-cell>
              <table:table-cell office:value-type="float" office:value="-0.0281508485966504">
                <text:p>-0.0281508485966504</text:p>
              </table:table-cell>
              <table:table-cell office:value-type="float" office:value="-0.146241375432606">
                <text:p>-0.146241375432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907133833654468">
                <text:p>0.0907133833654468</text:p>
              </table:table-cell>
              <table:table-cell office:value-type="float" office:value="-0.0278722240613563">
                <text:p>-0.0278722240613563</text:p>
              </table:table-cell>
              <table:table-cell office:value-type="float" office:value="-0.141266945331848">
                <text:p>-0.1412669453318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909775357285693">
                <text:p>0.0909775357285693</text:p>
              </table:table-cell>
              <table:table-cell office:value-type="float" office:value="-0.0277682301055201">
                <text:p>-0.0277682301055201</text:p>
              </table:table-cell>
              <table:table-cell office:value-type="float" office:value="-0.136204062697676">
                <text:p>-0.136204062697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91259949980918">
                <text:p>0.091259949980918</text:p>
              </table:table-cell>
              <table:table-cell office:value-type="float" office:value="-0.0276865331530948">
                <text:p>-0.0276865331530948</text:p>
              </table:table-cell>
              <table:table-cell office:value-type="float" office:value="-0.131215713997165">
                <text:p>-0.131215713997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915551698051321">
                <text:p>0.0915551698051321</text:p>
              </table:table-cell>
              <table:table-cell office:value-type="float" office:value="-0.0275219405428837">
                <text:p>-0.0275219405428837</text:p>
              </table:table-cell>
              <table:table-cell office:value-type="float" office:value="-0.126211093399682">
                <text:p>-0.126211093399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918808672509123">
                <text:p>0.0918808672509123</text:p>
              </table:table-cell>
              <table:table-cell office:value-type="float" office:value="-0.0273151778861068">
                <text:p>-0.0273151778861068</text:p>
              </table:table-cell>
              <table:table-cell office:value-type="float" office:value="-0.121214701788204">
                <text:p>-0.121214701788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922027448469884">
                <text:p>0.0922027448469884</text:p>
              </table:table-cell>
              <table:table-cell office:value-type="float" office:value="-0.0271653445618627">
                <text:p>-0.0271653445618627</text:p>
              </table:table-cell>
              <table:table-cell office:value-type="float" office:value="-0.116202550803114">
                <text:p>-0.116202550803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922264531973459">
                <text:p>0.0922264531973459</text:p>
              </table:table-cell>
              <table:table-cell office:value-type="float" office:value="-0.0279295020364333">
                <text:p>-0.0279295020364333</text:p>
              </table:table-cell>
              <table:table-cell office:value-type="float" office:value="-0.111242363050667">
                <text:p>-0.11124236305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